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anxious_init_random_memory_10_times4ave_25_maxs_1.0" table:style-name="ta1">
        <table:shapes>
          <draw:frame draw:z-index="0" draw:style-name="gr1" draw:text-style-name="P1" svg:width="36.039cm" svg:height="9.005cm" svg:x="5.037cm" svg:y="14.876cm">
            <draw:object draw:notify-on-update-of-ranges="'TESTBENCH_metaheu_ls_vnd_bvns_ts__niter_10_search_anxious_init_random_memory_10_times4ave_25_maxs_1.0'.D1:'TESTBENCH_metaheu_ls_vnd_bvns_ts__niter_10_search_anxious_init_random_memory_10_times4ave_25_maxs_1.0'.D1 'TESTBENCH_metaheu_ls_vnd_bvns_ts__niter_10_search_anxious_init_random_memory_10_times4ave_25_maxs_1.0'.D2:'TESTBENCH_metaheu_ls_vnd_bvns_ts__niter_10_search_anxious_init_random_memory_10_times4ave_25_maxs_1.0'.D31 'TESTBENCH_metaheu_ls_vnd_bvns_ts__niter_10_search_anxious_init_random_memory_10_times4ave_25_maxs_1.0'.E1:'TESTBENCH_metaheu_ls_vnd_bvns_ts__niter_10_search_anxious_init_random_memory_10_times4ave_25_maxs_1.0'.E1 'TESTBENCH_metaheu_ls_vnd_bvns_ts__niter_10_search_anxious_init_random_memory_10_times4ave_25_maxs_1.0'.E2:'TESTBENCH_metaheu_ls_vnd_bvns_ts__niter_10_search_anxious_init_random_memory_10_times4ave_25_maxs_1.0'.E31 'TESTBENCH_metaheu_ls_vnd_bvns_ts__niter_10_search_anxious_init_random_memory_10_times4ave_25_maxs_1.0'.G1:'TESTBENCH_metaheu_ls_vnd_bvns_ts__niter_10_search_anxious_init_random_memory_10_times4ave_25_maxs_1.0'.G1 'TESTBENCH_metaheu_ls_vnd_bvns_ts__niter_10_search_anxious_init_random_memory_10_times4ave_25_maxs_1.0'.G2:'TESTBENCH_metaheu_ls_vnd_bvns_ts__niter_10_search_anxious_init_random_memory_10_times4ave_25_maxs_1.0'.G31 'TESTBENCH_metaheu_ls_vnd_bvns_ts__niter_10_search_anxious_init_random_memory_10_times4ave_25_maxs_1.0'.H1:'TESTBENCH_metaheu_ls_vnd_bvns_ts__niter_10_search_anxious_init_random_memory_10_times4ave_25_maxs_1.0'.H1 'TESTBENCH_metaheu_ls_vnd_bvns_ts__niter_10_search_anxious_init_random_memory_10_times4ave_25_maxs_1.0'.H2:'TESTBENCH_metaheu_ls_vnd_bvns_ts__niter_10_search_anxious_init_random_memory_10_times4ave_25_maxs_1.0'.H31 'TESTBENCH_metaheu_ls_vnd_bvns_ts__niter_10_search_anxious_init_random_memory_10_times4ave_25_maxs_1.0'.J1:'TESTBENCH_metaheu_ls_vnd_bvns_ts__niter_10_search_anxious_init_random_memory_10_times4ave_25_maxs_1.0'.J1 'TESTBENCH_metaheu_ls_vnd_bvns_ts__niter_10_search_anxious_init_random_memory_10_times4ave_25_maxs_1.0'.J2:'TESTBENCH_metaheu_ls_vnd_bvns_ts__niter_10_search_anxious_init_random_memory_10_times4ave_25_maxs_1.0'.J31 'TESTBENCH_metaheu_ls_vnd_bvns_ts__niter_10_search_anxious_init_random_memory_10_times4ave_25_maxs_1.0'.K1:'TESTBENCH_metaheu_ls_vnd_bvns_ts__niter_10_search_anxious_init_random_memory_10_times4ave_25_maxs_1.0'.K1 'TESTBENCH_metaheu_ls_vnd_bvns_ts__niter_10_search_anxious_init_random_memory_10_times4ave_25_maxs_1.0'.K2:'TESTBENCH_metaheu_ls_vnd_bvns_ts__niter_10_search_anxious_init_random_memory_10_times4ave_25_maxs_1.0'.K31 'TESTBENCH_metaheu_ls_vnd_bvns_ts__niter_10_search_anxious_init_random_memory_10_times4ave_25_maxs_1.0'.M1:'TESTBENCH_metaheu_ls_vnd_bvns_ts__niter_10_search_anxious_init_random_memory_10_times4ave_25_maxs_1.0'.M1 'TESTBENCH_metaheu_ls_vnd_bvns_ts__niter_10_search_anxious_init_random_memory_10_times4ave_25_maxs_1.0'.M2:'TESTBENCH_metaheu_ls_vnd_bvns_ts__niter_10_search_anxious_init_random_memory_10_times4ave_25_maxs_1.0'.M31 'TESTBENCH_metaheu_ls_vnd_bvns_ts__niter_10_search_anxious_init_random_memory_10_times4ave_25_maxs_1.0'.N1:'TESTBENCH_metaheu_ls_vnd_bvns_ts__niter_10_search_anxious_init_random_memory_10_times4ave_25_maxs_1.0'.N1 'TESTBENCH_metaheu_ls_vnd_bvns_ts__niter_10_search_anxious_init_random_memory_10_times4ave_25_maxs_1.0'.N2:'TESTBENCH_metaheu_ls_vnd_bvns_ts__niter_10_search_anxious_init_random_memory_10_times4ave_25_maxs_1.0'.N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6.039cm" svg:height="9.005cm" svg:x="5.56cm" svg:y="34.423cm">
            <draw:object draw:notify-on-update-of-ranges="'TESTBENCH_metaheu_ls_vnd_bvns_ts__niter_10_search_anxious_init_random_memory_10_times4ave_25_maxs_1.0'.E1:'TESTBENCH_metaheu_ls_vnd_bvns_ts__niter_10_search_anxious_init_random_memory_10_times4ave_25_maxs_1.0'.E1 'TESTBENCH_metaheu_ls_vnd_bvns_ts__niter_10_search_anxious_init_random_memory_10_times4ave_25_maxs_1.0'.E2:'TESTBENCH_metaheu_ls_vnd_bvns_ts__niter_10_search_anxious_init_random_memory_10_times4ave_25_maxs_1.0'.E31 'TESTBENCH_metaheu_ls_vnd_bvns_ts__niter_10_search_anxious_init_random_memory_10_times4ave_25_maxs_1.0'.H1:'TESTBENCH_metaheu_ls_vnd_bvns_ts__niter_10_search_anxious_init_random_memory_10_times4ave_25_maxs_1.0'.H1 'TESTBENCH_metaheu_ls_vnd_bvns_ts__niter_10_search_anxious_init_random_memory_10_times4ave_25_maxs_1.0'.H2:'TESTBENCH_metaheu_ls_vnd_bvns_ts__niter_10_search_anxious_init_random_memory_10_times4ave_25_maxs_1.0'.H31 'TESTBENCH_metaheu_ls_vnd_bvns_ts__niter_10_search_anxious_init_random_memory_10_times4ave_25_maxs_1.0'.K1:'TESTBENCH_metaheu_ls_vnd_bvns_ts__niter_10_search_anxious_init_random_memory_10_times4ave_25_maxs_1.0'.K1 'TESTBENCH_metaheu_ls_vnd_bvns_ts__niter_10_search_anxious_init_random_memory_10_times4ave_25_maxs_1.0'.K2:'TESTBENCH_metaheu_ls_vnd_bvns_ts__niter_10_search_anxious_init_random_memory_10_times4ave_25_maxs_1.0'.K31 'TESTBENCH_metaheu_ls_vnd_bvns_ts__niter_10_search_anxious_init_random_memory_10_times4ave_25_maxs_1.0'.N1:'TESTBENCH_metaheu_ls_vnd_bvns_ts__niter_10_search_anxious_init_random_memory_10_times4ave_25_maxs_1.0'.N1 'TESTBENCH_metaheu_ls_vnd_bvns_ts__niter_10_search_anxious_init_random_memory_10_times4ave_25_maxs_1.0'.N2:'TESTBENCH_metaheu_ls_vnd_bvns_ts__niter_10_search_anxious_init_random_memory_10_times4ave_25_maxs_1.0'.N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6.039cm" svg:height="9.005cm" svg:x="5.255cm" svg:y="24.463cm">
            <draw:object draw:notify-on-update-of-ranges="'TESTBENCH_metaheu_ls_vnd_bvns_ts__niter_10_search_anxious_init_random_memory_10_times4ave_25_maxs_1.0'.D1:'TESTBENCH_metaheu_ls_vnd_bvns_ts__niter_10_search_anxious_init_random_memory_10_times4ave_25_maxs_1.0'.D1 'TESTBENCH_metaheu_ls_vnd_bvns_ts__niter_10_search_anxious_init_random_memory_10_times4ave_25_maxs_1.0'.D2:'TESTBENCH_metaheu_ls_vnd_bvns_ts__niter_10_search_anxious_init_random_memory_10_times4ave_25_maxs_1.0'.D31 'TESTBENCH_metaheu_ls_vnd_bvns_ts__niter_10_search_anxious_init_random_memory_10_times4ave_25_maxs_1.0'.G1:'TESTBENCH_metaheu_ls_vnd_bvns_ts__niter_10_search_anxious_init_random_memory_10_times4ave_25_maxs_1.0'.G1 'TESTBENCH_metaheu_ls_vnd_bvns_ts__niter_10_search_anxious_init_random_memory_10_times4ave_25_maxs_1.0'.G2:'TESTBENCH_metaheu_ls_vnd_bvns_ts__niter_10_search_anxious_init_random_memory_10_times4ave_25_maxs_1.0'.G31 'TESTBENCH_metaheu_ls_vnd_bvns_ts__niter_10_search_anxious_init_random_memory_10_times4ave_25_maxs_1.0'.J1:'TESTBENCH_metaheu_ls_vnd_bvns_ts__niter_10_search_anxious_init_random_memory_10_times4ave_25_maxs_1.0'.J1 'TESTBENCH_metaheu_ls_vnd_bvns_ts__niter_10_search_anxious_init_random_memory_10_times4ave_25_maxs_1.0'.J2:'TESTBENCH_metaheu_ls_vnd_bvns_ts__niter_10_search_anxious_init_random_memory_10_times4ave_25_maxs_1.0'.J31 'TESTBENCH_metaheu_ls_vnd_bvns_ts__niter_10_search_anxious_init_random_memory_10_times4ave_25_maxs_1.0'.M1:'TESTBENCH_metaheu_ls_vnd_bvns_ts__niter_10_search_anxious_init_random_memory_10_times4ave_25_maxs_1.0'.M1 'TESTBENCH_metaheu_ls_vnd_bvns_ts__niter_10_search_anxious_init_random_memory_10_times4ave_25_maxs_1.0'.M2:'TESTBENCH_metaheu_ls_vnd_bvns_ts__niter_10_search_anxious_init_random_memory_10_times4ave_25_maxs_1.0'.M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063cm" svg:height="9.005cm" svg:x="4.927cm" svg:y="44.783cm">
            <draw:object draw:notify-on-update-of-ranges="'TESTBENCH_metaheu_ls_vnd_bvns_ts__niter_10_search_anxious_init_random_memory_10_times4ave_25_maxs_1.0'.D1:'TESTBENCH_metaheu_ls_vnd_bvns_ts__niter_10_search_anxious_init_random_memory_10_times4ave_25_maxs_1.0'.D1 'TESTBENCH_metaheu_ls_vnd_bvns_ts__niter_10_search_anxious_init_random_memory_10_times4ave_25_maxs_1.0'.D2:'TESTBENCH_metaheu_ls_vnd_bvns_ts__niter_10_search_anxious_init_random_memory_10_times4ave_25_maxs_1.0'.D31 'TESTBENCH_metaheu_ls_vnd_bvns_ts__niter_10_search_anxious_init_random_memory_10_times4ave_25_maxs_1.0'.E1:'TESTBENCH_metaheu_ls_vnd_bvns_ts__niter_10_search_anxious_init_random_memory_10_times4ave_25_maxs_1.0'.E1 'TESTBENCH_metaheu_ls_vnd_bvns_ts__niter_10_search_anxious_init_random_memory_10_times4ave_25_maxs_1.0'.E2:'TESTBENCH_metaheu_ls_vnd_bvns_ts__niter_10_search_anxious_init_random_memory_10_times4ave_25_maxs_1.0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.063cm" svg:height="9.005cm" svg:x="24.382cm" svg:y="44.812cm">
            <draw:object draw:notify-on-update-of-ranges="'TESTBENCH_metaheu_ls_vnd_bvns_ts__niter_10_search_anxious_init_random_memory_10_times4ave_25_maxs_1.0'.G1:'TESTBENCH_metaheu_ls_vnd_bvns_ts__niter_10_search_anxious_init_random_memory_10_times4ave_25_maxs_1.0'.G1 'TESTBENCH_metaheu_ls_vnd_bvns_ts__niter_10_search_anxious_init_random_memory_10_times4ave_25_maxs_1.0'.G2:'TESTBENCH_metaheu_ls_vnd_bvns_ts__niter_10_search_anxious_init_random_memory_10_times4ave_25_maxs_1.0'.G31 'TESTBENCH_metaheu_ls_vnd_bvns_ts__niter_10_search_anxious_init_random_memory_10_times4ave_25_maxs_1.0'.H1:'TESTBENCH_metaheu_ls_vnd_bvns_ts__niter_10_search_anxious_init_random_memory_10_times4ave_25_maxs_1.0'.H1 'TESTBENCH_metaheu_ls_vnd_bvns_ts__niter_10_search_anxious_init_random_memory_10_times4ave_25_maxs_1.0'.H2:'TESTBENCH_metaheu_ls_vnd_bvns_ts__niter_10_search_anxious_init_random_memory_10_times4ave_25_maxs_1.0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7.063cm" svg:height="9.005cm" svg:x="5.014cm" svg:y="54.797cm">
            <draw:object draw:notify-on-update-of-ranges="'TESTBENCH_metaheu_ls_vnd_bvns_ts__niter_10_search_anxious_init_random_memory_10_times4ave_25_maxs_1.0'.J1:'TESTBENCH_metaheu_ls_vnd_bvns_ts__niter_10_search_anxious_init_random_memory_10_times4ave_25_maxs_1.0'.J1 'TESTBENCH_metaheu_ls_vnd_bvns_ts__niter_10_search_anxious_init_random_memory_10_times4ave_25_maxs_1.0'.J2:'TESTBENCH_metaheu_ls_vnd_bvns_ts__niter_10_search_anxious_init_random_memory_10_times4ave_25_maxs_1.0'.J31 'TESTBENCH_metaheu_ls_vnd_bvns_ts__niter_10_search_anxious_init_random_memory_10_times4ave_25_maxs_1.0'.K1:'TESTBENCH_metaheu_ls_vnd_bvns_ts__niter_10_search_anxious_init_random_memory_10_times4ave_25_maxs_1.0'.K1 'TESTBENCH_metaheu_ls_vnd_bvns_ts__niter_10_search_anxious_init_random_memory_10_times4ave_25_maxs_1.0'.K2:'TESTBENCH_metaheu_ls_vnd_bvns_ts__niter_10_search_anxious_init_random_memory_10_times4ave_25_maxs_1.0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7.063cm" svg:height="9.005cm" svg:x="24.221cm" svg:y="55.009cm">
            <draw:object draw:notify-on-update-of-ranges="'TESTBENCH_metaheu_ls_vnd_bvns_ts__niter_10_search_anxious_init_random_memory_10_times4ave_25_maxs_1.0'.M1:'TESTBENCH_metaheu_ls_vnd_bvns_ts__niter_10_search_anxious_init_random_memory_10_times4ave_25_maxs_1.0'.M1 'TESTBENCH_metaheu_ls_vnd_bvns_ts__niter_10_search_anxious_init_random_memory_10_times4ave_25_maxs_1.0'.M2:'TESTBENCH_metaheu_ls_vnd_bvns_ts__niter_10_search_anxious_init_random_memory_10_times4ave_25_maxs_1.0'.M31 'TESTBENCH_metaheu_ls_vnd_bvns_ts__niter_10_search_anxious_init_random_memory_10_times4ave_25_maxs_1.0'.N1:'TESTBENCH_metaheu_ls_vnd_bvns_ts__niter_10_search_anxious_init_random_memory_10_times4ave_25_maxs_1.0'.N1 'TESTBENCH_metaheu_ls_vnd_bvns_ts__niter_10_search_anxious_init_random_memory_10_times4ave_25_maxs_1.0'.N2:'TESTBENCH_metaheu_ls_vnd_bvns_ts__niter_10_search_anxious_init_random_memory_10_times4ave_25_maxs_1.0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0953303575515747" calcext:value-type="float">
            <text:p>0,009533035755157</text:p>
          </table:table-cell>
          <table:table-cell office:value-type="float" office:value="2382.43" calcext:value-type="float">
            <text:p>2382,43</text:p>
          </table:table-cell>
          <table:table-cell office:value-type="float" office:value="1891" calcext:value-type="float">
            <text:p>1891</text:p>
          </table:table-cell>
          <table:table-cell office:value-type="float" office:value="0.106141910552979" calcext:value-type="float">
            <text:p>0,106141910552979</text:p>
          </table:table-cell>
          <table:table-cell office:value-type="float" office:value="1188.62" calcext:value-type="float">
            <text:p>1188,62</text:p>
          </table:table-cell>
          <table:table-cell office:value-type="float" office:value="1014" calcext:value-type="float">
            <text:p>1014</text:p>
          </table:table-cell>
          <table:table-cell office:value-type="float" office:value="1.00031659603119" calcext:value-type="float">
            <text:p>1,00031659603119</text:p>
          </table:table-cell>
          <table:table-cell office:value-type="float" office:value="996.36" calcext:value-type="float">
            <text:p>996,36</text:p>
          </table:table-cell>
          <table:table-cell office:value-type="float" office:value="897" calcext:value-type="float">
            <text:p>897</text:p>
          </table:table-cell>
          <table:table-cell office:value-type="float" office:value="1.00747358798981" calcext:value-type="float">
            <text:p>1,00747358798981</text:p>
          </table:table-cell>
          <table:table-cell office:value-type="float" office:value="1542.73" calcext:value-type="float">
            <text:p>1542,73</text:p>
          </table:table-cell>
          <table:table-cell office:value-type="float" office:value="1329" calcext:value-type="float">
            <text:p>1329</text:p>
          </table:table-cell>
          <table:table-cell table:formula="of:=[.D2]-[.E2]" office:value-type="float" office:value="491.43" calcext:value-type="float">
            <text:p>491,43</text:p>
          </table:table-cell>
          <table:table-cell table:formula="of:=[.G2]-[.H2]" office:value-type="float" office:value="174.62" calcext:value-type="float">
            <text:p>174,62</text:p>
          </table:table-cell>
          <table:table-cell table:formula="of:=[.J2]-[.K2]" office:value-type="float" office:value="99.36" calcext:value-type="float">
            <text:p>99,36</text:p>
          </table:table-cell>
          <table:table-cell table:formula="of:=[.M2]-[.N2]" office:value-type="float" office:value="213.73" calcext:value-type="float">
            <text:p>213,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109210562705994" calcext:value-type="float">
            <text:p>0,010921056270599</text:p>
          </table:table-cell>
          <table:table-cell office:value-type="float" office:value="2590.14" calcext:value-type="float">
            <text:p>2590,14</text:p>
          </table:table-cell>
          <table:table-cell office:value-type="float" office:value="2004" calcext:value-type="float">
            <text:p>2004</text:p>
          </table:table-cell>
          <table:table-cell office:value-type="float" office:value="0.107930881977081" calcext:value-type="float">
            <text:p>0,107930881977081</text:p>
          </table:table-cell>
          <table:table-cell office:value-type="float" office:value="1170.6" calcext:value-type="float">
            <text:p>1170,6</text:p>
          </table:table-cell>
          <table:table-cell office:value-type="float" office:value="967" calcext:value-type="float">
            <text:p>967</text:p>
          </table:table-cell>
          <table:table-cell office:value-type="float" office:value="0.999961986541748" calcext:value-type="float">
            <text:p>0,999961986541748</text:p>
          </table:table-cell>
          <table:table-cell office:value-type="float" office:value="992.15" calcext:value-type="float">
            <text:p>992,15</text:p>
          </table:table-cell>
          <table:table-cell office:value-type="float" office:value="902" calcext:value-type="float">
            <text:p>902</text:p>
          </table:table-cell>
          <table:table-cell office:value-type="float" office:value="1.00784526586533" calcext:value-type="float">
            <text:p>1,00784526586533</text:p>
          </table:table-cell>
          <table:table-cell office:value-type="float" office:value="1649.85" calcext:value-type="float">
            <text:p>1649,85</text:p>
          </table:table-cell>
          <table:table-cell office:value-type="float" office:value="1365" calcext:value-type="float">
            <text:p>1365</text:p>
          </table:table-cell>
          <table:table-cell table:formula="of:=[.D3]-[.E3]" office:value-type="float" office:value="586.14" calcext:value-type="float">
            <text:p>586,14</text:p>
          </table:table-cell>
          <table:table-cell table:formula="of:=[.G3]-[.H3]" office:value-type="float" office:value="203.6" calcext:value-type="float">
            <text:p>203,6</text:p>
          </table:table-cell>
          <table:table-cell table:formula="of:=[.J3]-[.K3]" office:value-type="float" office:value="90.15" calcext:value-type="float">
            <text:p>90,15</text:p>
          </table:table-cell>
          <table:table-cell table:formula="of:=[.M3]-[.N3]" office:value-type="float" office:value="284.85" calcext:value-type="float">
            <text:p>284,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103723382949829" calcext:value-type="float">
            <text:p>0,010372338294983</text:p>
          </table:table-cell>
          <table:table-cell office:value-type="float" office:value="2572.88" calcext:value-type="float">
            <text:p>2572,88</text:p>
          </table:table-cell>
          <table:table-cell office:value-type="float" office:value="1820" calcext:value-type="float">
            <text:p>1820</text:p>
          </table:table-cell>
          <table:table-cell office:value-type="float" office:value="0.107255828380585" calcext:value-type="float">
            <text:p>0,107255828380585</text:p>
          </table:table-cell>
          <table:table-cell office:value-type="float" office:value="1172.63" calcext:value-type="float">
            <text:p>1172,63</text:p>
          </table:table-cell>
          <table:table-cell office:value-type="float" office:value="952" calcext:value-type="float">
            <text:p>952</text:p>
          </table:table-cell>
          <table:table-cell office:value-type="float" office:value="1.00033526659012" calcext:value-type="float">
            <text:p>1,00033526659012</text:p>
          </table:table-cell>
          <table:table-cell office:value-type="float" office:value="966.47" calcext:value-type="float">
            <text:p>966,47</text:p>
          </table:table-cell>
          <table:table-cell office:value-type="float" office:value="860" calcext:value-type="float">
            <text:p>860</text:p>
          </table:table-cell>
          <table:table-cell office:value-type="float" office:value="1.00785435199738" calcext:value-type="float">
            <text:p>1,00785435199738</text:p>
          </table:table-cell>
          <table:table-cell office:value-type="float" office:value="1631.96" calcext:value-type="float">
            <text:p>1631,96</text:p>
          </table:table-cell>
          <table:table-cell office:value-type="float" office:value="1378" calcext:value-type="float">
            <text:p>1378</text:p>
          </table:table-cell>
          <table:table-cell table:formula="of:=[.D4]-[.E4]" office:value-type="float" office:value="752.88" calcext:value-type="float">
            <text:p>752,88</text:p>
          </table:table-cell>
          <table:table-cell table:formula="of:=[.G4]-[.H4]" office:value-type="float" office:value="220.63" calcext:value-type="float">
            <text:p>220,63</text:p>
          </table:table-cell>
          <table:table-cell table:formula="of:=[.J4]-[.K4]" office:value-type="float" office:value="106.47" calcext:value-type="float">
            <text:p>106,47</text:p>
          </table:table-cell>
          <table:table-cell table:formula="of:=[.M4]-[.N4]" office:value-type="float" office:value="253.96" calcext:value-type="float">
            <text:p>253,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105569243431091" calcext:value-type="float">
            <text:p>0,010556924343109</text:p>
          </table:table-cell>
          <table:table-cell office:value-type="float" office:value="2639" calcext:value-type="float">
            <text:p>2639</text:p>
          </table:table-cell>
          <table:table-cell office:value-type="float" office:value="2135" calcext:value-type="float">
            <text:p>2135</text:p>
          </table:table-cell>
          <table:table-cell office:value-type="float" office:value="0.0996197724342346" calcext:value-type="float">
            <text:p>0,099619772434235</text:p>
          </table:table-cell>
          <table:table-cell office:value-type="float" office:value="1241.27" calcext:value-type="float">
            <text:p>1241,27</text:p>
          </table:table-cell>
          <table:table-cell office:value-type="float" office:value="1051" calcext:value-type="float">
            <text:p>1051</text:p>
          </table:table-cell>
          <table:table-cell office:value-type="float" office:value="1.00016112327576" calcext:value-type="float">
            <text:p>1,00016112327576</text:p>
          </table:table-cell>
          <table:table-cell office:value-type="float" office:value="1033.53" calcext:value-type="float">
            <text:p>1033,53</text:p>
          </table:table-cell>
          <table:table-cell office:value-type="float" office:value="929" calcext:value-type="float">
            <text:p>929</text:p>
          </table:table-cell>
          <table:table-cell office:value-type="float" office:value="1.00697813749313" calcext:value-type="float">
            <text:p>1,00697813749313</text:p>
          </table:table-cell>
          <table:table-cell office:value-type="float" office:value="1745.48" calcext:value-type="float">
            <text:p>1745,48</text:p>
          </table:table-cell>
          <table:table-cell office:value-type="float" office:value="1567" calcext:value-type="float">
            <text:p>1567</text:p>
          </table:table-cell>
          <table:table-cell table:formula="of:=[.D5]-[.E5]" office:value-type="float" office:value="504" calcext:value-type="float">
            <text:p>504</text:p>
          </table:table-cell>
          <table:table-cell table:formula="of:=[.G5]-[.H5]" office:value-type="float" office:value="190.27" calcext:value-type="float">
            <text:p>190,27</text:p>
          </table:table-cell>
          <table:table-cell table:formula="of:=[.J5]-[.K5]" office:value-type="float" office:value="104.53" calcext:value-type="float">
            <text:p>104,53</text:p>
          </table:table-cell>
          <table:table-cell table:formula="of:=[.M5]-[.N5]" office:value-type="float" office:value="178.48" calcext:value-type="float">
            <text:p>178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109576869010925" calcext:value-type="float">
            <text:p>0,010957686901093</text:p>
          </table:table-cell>
          <table:table-cell office:value-type="float" office:value="2640.13" calcext:value-type="float">
            <text:p>2640,13</text:p>
          </table:table-cell>
          <table:table-cell office:value-type="float" office:value="1885" calcext:value-type="float">
            <text:p>1885</text:p>
          </table:table-cell>
          <table:table-cell office:value-type="float" office:value="0.0987353754043579" calcext:value-type="float">
            <text:p>0,098735375404358</text:p>
          </table:table-cell>
          <table:table-cell office:value-type="float" office:value="1209.58" calcext:value-type="float">
            <text:p>1209,58</text:p>
          </table:table-cell>
          <table:table-cell office:value-type="float" office:value="1013" calcext:value-type="float">
            <text:p>1013</text:p>
          </table:table-cell>
          <table:table-cell office:value-type="float" office:value="1.00036457061768" calcext:value-type="float">
            <text:p>1,00036457061768</text:p>
          </table:table-cell>
          <table:table-cell office:value-type="float" office:value="1003.24" calcext:value-type="float">
            <text:p>1003,24</text:p>
          </table:table-cell>
          <table:table-cell office:value-type="float" office:value="887" calcext:value-type="float">
            <text:p>887</text:p>
          </table:table-cell>
          <table:table-cell office:value-type="float" office:value="1.00651750087738" calcext:value-type="float">
            <text:p>1,00651750087738</text:p>
          </table:table-cell>
          <table:table-cell office:value-type="float" office:value="1709.91" calcext:value-type="float">
            <text:p>1709,91</text:p>
          </table:table-cell>
          <table:table-cell office:value-type="float" office:value="1402" calcext:value-type="float">
            <text:p>1402</text:p>
          </table:table-cell>
          <table:table-cell table:formula="of:=[.D6]-[.E6]" office:value-type="float" office:value="755.13" calcext:value-type="float">
            <text:p>755,13</text:p>
          </table:table-cell>
          <table:table-cell table:formula="of:=[.G6]-[.H6]" office:value-type="float" office:value="196.58" calcext:value-type="float">
            <text:p>196,58</text:p>
          </table:table-cell>
          <table:table-cell table:formula="of:=[.J6]-[.K6]" office:value-type="float" office:value="116.24" calcext:value-type="float">
            <text:p>116,24</text:p>
          </table:table-cell>
          <table:table-cell table:formula="of:=[.M6]-[.N6]" office:value-type="float" office:value="307.91" calcext:value-type="float">
            <text:p>307,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111472916603088" calcext:value-type="float">
            <text:p>0,011147291660309</text:p>
          </table:table-cell>
          <table:table-cell office:value-type="float" office:value="2482.44" calcext:value-type="float">
            <text:p>2482,44</text:p>
          </table:table-cell>
          <table:table-cell office:value-type="float" office:value="2007" calcext:value-type="float">
            <text:p>2007</text:p>
          </table:table-cell>
          <table:table-cell office:value-type="float" office:value="0.104200031757355" calcext:value-type="float">
            <text:p>0,104200031757355</text:p>
          </table:table-cell>
          <table:table-cell office:value-type="float" office:value="1221.32" calcext:value-type="float">
            <text:p>1221,32</text:p>
          </table:table-cell>
          <table:table-cell office:value-type="float" office:value="1011" calcext:value-type="float">
            <text:p>1011</text:p>
          </table:table-cell>
          <table:table-cell office:value-type="float" office:value="1.0002535033226" calcext:value-type="float">
            <text:p>1,0002535033226</text:p>
          </table:table-cell>
          <table:table-cell office:value-type="float" office:value="1009.5" calcext:value-type="float">
            <text:p>1009,5</text:p>
          </table:table-cell>
          <table:table-cell office:value-type="float" office:value="897" calcext:value-type="float">
            <text:p>897</text:p>
          </table:table-cell>
          <table:table-cell office:value-type="float" office:value="1.00698919773102" calcext:value-type="float">
            <text:p>1,00698919773102</text:p>
          </table:table-cell>
          <table:table-cell office:value-type="float" office:value="1688.57" calcext:value-type="float">
            <text:p>1688,57</text:p>
          </table:table-cell>
          <table:table-cell office:value-type="float" office:value="1443" calcext:value-type="float">
            <text:p>1443</text:p>
          </table:table-cell>
          <table:table-cell table:formula="of:=[.D7]-[.E7]" office:value-type="float" office:value="475.44" calcext:value-type="float">
            <text:p>475,44</text:p>
          </table:table-cell>
          <table:table-cell table:formula="of:=[.G7]-[.H7]" office:value-type="float" office:value="210.32" calcext:value-type="float">
            <text:p>210,32</text:p>
          </table:table-cell>
          <table:table-cell table:formula="of:=[.J7]-[.K7]" office:value-type="float" office:value="112.5" calcext:value-type="float">
            <text:p>112,5</text:p>
          </table:table-cell>
          <table:table-cell table:formula="of:=[.M7]-[.N7]" office:value-type="float" office:value="245.57" calcext:value-type="float">
            <text:p>245,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106993389129639" calcext:value-type="float">
            <text:p>0,010699338912964</text:p>
          </table:table-cell>
          <table:table-cell office:value-type="float" office:value="2578.11" calcext:value-type="float">
            <text:p>2578,11</text:p>
          </table:table-cell>
          <table:table-cell office:value-type="float" office:value="2002" calcext:value-type="float">
            <text:p>2002</text:p>
          </table:table-cell>
          <table:table-cell office:value-type="float" office:value="0.103014049530029" calcext:value-type="float">
            <text:p>0,103014049530029</text:p>
          </table:table-cell>
          <table:table-cell office:value-type="float" office:value="1202.84" calcext:value-type="float">
            <text:p>1202,84</text:p>
          </table:table-cell>
          <table:table-cell office:value-type="float" office:value="978" calcext:value-type="float">
            <text:p>978</text:p>
          </table:table-cell>
          <table:table-cell office:value-type="float" office:value="1.00016411781311" calcext:value-type="float">
            <text:p>1,00016411781311</text:p>
          </table:table-cell>
          <table:table-cell office:value-type="float" office:value="1007.01" calcext:value-type="float">
            <text:p>1007,01</text:p>
          </table:table-cell>
          <table:table-cell office:value-type="float" office:value="924" calcext:value-type="float">
            <text:p>924</text:p>
          </table:table-cell>
          <table:table-cell office:value-type="float" office:value="1.00715514183044" calcext:value-type="float">
            <text:p>1,00715514183044</text:p>
          </table:table-cell>
          <table:table-cell office:value-type="float" office:value="1706.49" calcext:value-type="float">
            <text:p>1706,49</text:p>
          </table:table-cell>
          <table:table-cell office:value-type="float" office:value="1530" calcext:value-type="float">
            <text:p>1530</text:p>
          </table:table-cell>
          <table:table-cell table:formula="of:=[.D8]-[.E8]" office:value-type="float" office:value="576.11" calcext:value-type="float">
            <text:p>576,11</text:p>
          </table:table-cell>
          <table:table-cell table:formula="of:=[.G8]-[.H8]" office:value-type="float" office:value="224.84" calcext:value-type="float">
            <text:p>224,84</text:p>
          </table:table-cell>
          <table:table-cell table:formula="of:=[.J8]-[.K8]" office:value-type="float" office:value="83.01" calcext:value-type="float">
            <text:p>83,01</text:p>
          </table:table-cell>
          <table:table-cell table:formula="of:=[.M8]-[.N8]" office:value-type="float" office:value="176.49" calcext:value-type="float">
            <text:p>176,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110687398910522" calcext:value-type="float">
            <text:p>0,011068739891052</text:p>
          </table:table-cell>
          <table:table-cell office:value-type="float" office:value="2602.27" calcext:value-type="float">
            <text:p>2602,27</text:p>
          </table:table-cell>
          <table:table-cell office:value-type="float" office:value="1965" calcext:value-type="float">
            <text:p>1965</text:p>
          </table:table-cell>
          <table:table-cell office:value-type="float" office:value="0.101865077018738" calcext:value-type="float">
            <text:p>0,101865077018738</text:p>
          </table:table-cell>
          <table:table-cell office:value-type="float" office:value="1208.06" calcext:value-type="float">
            <text:p>1208,06</text:p>
          </table:table-cell>
          <table:table-cell office:value-type="float" office:value="1007" calcext:value-type="float">
            <text:p>1007</text:p>
          </table:table-cell>
          <table:table-cell office:value-type="float" office:value="0.99999805688858" calcext:value-type="float">
            <text:p>0,99999805688858</text:p>
          </table:table-cell>
          <table:table-cell office:value-type="float" office:value="998.9" calcext:value-type="float">
            <text:p>998,9</text:p>
          </table:table-cell>
          <table:table-cell office:value-type="float" office:value="886" calcext:value-type="float">
            <text:p>886</text:p>
          </table:table-cell>
          <table:table-cell office:value-type="float" office:value="1.00759571552277" calcext:value-type="float">
            <text:p>1,00759571552277</text:p>
          </table:table-cell>
          <table:table-cell office:value-type="float" office:value="1675.96" calcext:value-type="float">
            <text:p>1675,96</text:p>
          </table:table-cell>
          <table:table-cell office:value-type="float" office:value="1471" calcext:value-type="float">
            <text:p>1471</text:p>
          </table:table-cell>
          <table:table-cell table:formula="of:=[.D9]-[.E9]" office:value-type="float" office:value="637.27" calcext:value-type="float">
            <text:p>637,27</text:p>
          </table:table-cell>
          <table:table-cell table:formula="of:=[.G9]-[.H9]" office:value-type="float" office:value="201.06" calcext:value-type="float">
            <text:p>201,06</text:p>
          </table:table-cell>
          <table:table-cell table:formula="of:=[.J9]-[.K9]" office:value-type="float" office:value="112.9" calcext:value-type="float">
            <text:p>112,9</text:p>
          </table:table-cell>
          <table:table-cell table:formula="of:=[.M9]-[.N9]" office:value-type="float" office:value="204.96" calcext:value-type="float">
            <text:p>204,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103747057914734" calcext:value-type="float">
            <text:p>0,010374705791473</text:p>
          </table:table-cell>
          <table:table-cell office:value-type="float" office:value="2610.44" calcext:value-type="float">
            <text:p>2610,44</text:p>
          </table:table-cell>
          <table:table-cell office:value-type="float" office:value="2004" calcext:value-type="float">
            <text:p>2004</text:p>
          </table:table-cell>
          <table:table-cell office:value-type="float" office:value="0.104397664070129" calcext:value-type="float">
            <text:p>0,104397664070129</text:p>
          </table:table-cell>
          <table:table-cell office:value-type="float" office:value="1234.35" calcext:value-type="float">
            <text:p>1234,35</text:p>
          </table:table-cell>
          <table:table-cell office:value-type="float" office:value="1010" calcext:value-type="float">
            <text:p>1010</text:p>
          </table:table-cell>
          <table:table-cell office:value-type="float" office:value="1.00022043228149" calcext:value-type="float">
            <text:p>1,00022043228149</text:p>
          </table:table-cell>
          <table:table-cell office:value-type="float" office:value="1033.42" calcext:value-type="float">
            <text:p>1033,42</text:p>
          </table:table-cell>
          <table:table-cell office:value-type="float" office:value="920" calcext:value-type="float">
            <text:p>920</text:p>
          </table:table-cell>
          <table:table-cell office:value-type="float" office:value="1.00742233037949" calcext:value-type="float">
            <text:p>1,00742233037949</text:p>
          </table:table-cell>
          <table:table-cell office:value-type="float" office:value="1689.62" calcext:value-type="float">
            <text:p>1689,62</text:p>
          </table:table-cell>
          <table:table-cell office:value-type="float" office:value="1436" calcext:value-type="float">
            <text:p>1436</text:p>
          </table:table-cell>
          <table:table-cell table:formula="of:=[.D10]-[.E10]" office:value-type="float" office:value="606.44" calcext:value-type="float">
            <text:p>606,44</text:p>
          </table:table-cell>
          <table:table-cell table:formula="of:=[.G10]-[.H10]" office:value-type="float" office:value="224.35" calcext:value-type="float">
            <text:p>224,35</text:p>
          </table:table-cell>
          <table:table-cell table:formula="of:=[.J10]-[.K10]" office:value-type="float" office:value="113.42" calcext:value-type="float">
            <text:p>113,42</text:p>
          </table:table-cell>
          <table:table-cell table:formula="of:=[.M10]-[.N10]" office:value-type="float" office:value="253.62" calcext:value-type="float">
            <text:p>253,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106822037696838" calcext:value-type="float">
            <text:p>0,010682203769684</text:p>
          </table:table-cell>
          <table:table-cell office:value-type="float" office:value="2604.39" calcext:value-type="float">
            <text:p>2604,39</text:p>
          </table:table-cell>
          <table:table-cell office:value-type="float" office:value="1838" calcext:value-type="float">
            <text:p>1838</text:p>
          </table:table-cell>
          <table:table-cell office:value-type="float" office:value="0.102635936737061" calcext:value-type="float">
            <text:p>0,102635936737061</text:p>
          </table:table-cell>
          <table:table-cell office:value-type="float" office:value="1210.52" calcext:value-type="float">
            <text:p>1210,52</text:p>
          </table:table-cell>
          <table:table-cell office:value-type="float" office:value="1053" calcext:value-type="float">
            <text:p>1053</text:p>
          </table:table-cell>
          <table:table-cell office:value-type="float" office:value="1.00038362026215" calcext:value-type="float">
            <text:p>1,00038362026215</text:p>
          </table:table-cell>
          <table:table-cell office:value-type="float" office:value="1025.65" calcext:value-type="float">
            <text:p>1025,65</text:p>
          </table:table-cell>
          <table:table-cell office:value-type="float" office:value="917" calcext:value-type="float">
            <text:p>917</text:p>
          </table:table-cell>
          <table:table-cell office:value-type="float" office:value="1.00743394136429" calcext:value-type="float">
            <text:p>1,00743394136429</text:p>
          </table:table-cell>
          <table:table-cell office:value-type="float" office:value="1696.37" calcext:value-type="float">
            <text:p>1696,37</text:p>
          </table:table-cell>
          <table:table-cell office:value-type="float" office:value="1436" calcext:value-type="float">
            <text:p>1436</text:p>
          </table:table-cell>
          <table:table-cell table:formula="of:=[.D11]-[.E11]" office:value-type="float" office:value="766.39" calcext:value-type="float">
            <text:p>766,39</text:p>
          </table:table-cell>
          <table:table-cell table:formula="of:=[.G11]-[.H11]" office:value-type="float" office:value="157.52" calcext:value-type="float">
            <text:p>157,52</text:p>
          </table:table-cell>
          <table:table-cell table:formula="of:=[.J11]-[.K11]" office:value-type="float" office:value="108.65" calcext:value-type="float">
            <text:p>108,65</text:p>
          </table:table-cell>
          <table:table-cell table:formula="of:=[.M11]-[.N11]" office:value-type="float" office:value="260.37" calcext:value-type="float">
            <text:p>260,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104325127601624" calcext:value-type="float">
            <text:p>0,010432512760162</text:p>
          </table:table-cell>
          <table:table-cell office:value-type="float" office:value="2703.75" calcext:value-type="float">
            <text:p>2703,75</text:p>
          </table:table-cell>
          <table:table-cell office:value-type="float" office:value="2047" calcext:value-type="float">
            <text:p>2047</text:p>
          </table:table-cell>
          <table:table-cell office:value-type="float" office:value="0.102621376514435" calcext:value-type="float">
            <text:p>0,102621376514435</text:p>
          </table:table-cell>
          <table:table-cell office:value-type="float" office:value="1188.55" calcext:value-type="float">
            <text:p>1188,5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22999763489" calcext:value-type="float">
            <text:p>1,00022999763489</text:p>
          </table:table-cell>
          <table:table-cell office:value-type="float" office:value="1022.3" calcext:value-type="float">
            <text:p>1022,3</text:p>
          </table:table-cell>
          <table:table-cell office:value-type="float" office:value="938" calcext:value-type="float">
            <text:p>938</text:p>
          </table:table-cell>
          <table:table-cell office:value-type="float" office:value="1.00712384939194" calcext:value-type="float">
            <text:p>1,00712384939194</text:p>
          </table:table-cell>
          <table:table-cell office:value-type="float" office:value="1740.88" calcext:value-type="float">
            <text:p>1740,88</text:p>
          </table:table-cell>
          <table:table-cell office:value-type="float" office:value="1523" calcext:value-type="float">
            <text:p>1523</text:p>
          </table:table-cell>
          <table:table-cell table:formula="of:=[.D12]-[.E12]" office:value-type="float" office:value="656.75" calcext:value-type="float">
            <text:p>656,75</text:p>
          </table:table-cell>
          <table:table-cell table:formula="of:=[.G12]-[.H12]" office:value-type="float" office:value="188.55" calcext:value-type="float">
            <text:p>188,55</text:p>
          </table:table-cell>
          <table:table-cell table:formula="of:=[.J12]-[.K12]" office:value-type="float" office:value="84.3" calcext:value-type="float">
            <text:p>84,3</text:p>
          </table:table-cell>
          <table:table-cell table:formula="of:=[.M12]-[.N12]" office:value-type="float" office:value="217.88" calcext:value-type="float">
            <text:p>217,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100985836982727" calcext:value-type="float">
            <text:p>0,010098583698273</text:p>
          </table:table-cell>
          <table:table-cell office:value-type="float" office:value="2491.4" calcext:value-type="float">
            <text:p>2491,4</text:p>
          </table:table-cell>
          <table:table-cell office:value-type="float" office:value="1875" calcext:value-type="float">
            <text:p>1875</text:p>
          </table:table-cell>
          <table:table-cell office:value-type="float" office:value="0.108137331008911" calcext:value-type="float">
            <text:p>0,108137331008911</text:p>
          </table:table-cell>
          <table:table-cell office:value-type="float" office:value="1203.1" calcext:value-type="float">
            <text:p>1203,1</text:p>
          </table:table-cell>
          <table:table-cell office:value-type="float" office:value="1002" calcext:value-type="float">
            <text:p>1002</text:p>
          </table:table-cell>
          <table:table-cell office:value-type="float" office:value="1.00011268854141" calcext:value-type="float">
            <text:p>1,00011268854141</text:p>
          </table:table-cell>
          <table:table-cell office:value-type="float" office:value="1002.94" calcext:value-type="float">
            <text:p>1002,94</text:p>
          </table:table-cell>
          <table:table-cell office:value-type="float" office:value="905" calcext:value-type="float">
            <text:p>905</text:p>
          </table:table-cell>
          <table:table-cell office:value-type="float" office:value="1.00794477462769" calcext:value-type="float">
            <text:p>1,00794477462769</text:p>
          </table:table-cell>
          <table:table-cell office:value-type="float" office:value="1603.42" calcext:value-type="float">
            <text:p>1603,42</text:p>
          </table:table-cell>
          <table:table-cell office:value-type="float" office:value="1316" calcext:value-type="float">
            <text:p>1316</text:p>
          </table:table-cell>
          <table:table-cell table:formula="of:=[.D13]-[.E13]" office:value-type="float" office:value="616.4" calcext:value-type="float">
            <text:p>616,4</text:p>
          </table:table-cell>
          <table:table-cell table:formula="of:=[.G13]-[.H13]" office:value-type="float" office:value="201.1" calcext:value-type="float">
            <text:p>201,1</text:p>
          </table:table-cell>
          <table:table-cell table:formula="of:=[.J13]-[.K13]" office:value-type="float" office:value="97.9400000000001" calcext:value-type="float">
            <text:p>97,9400000000001</text:p>
          </table:table-cell>
          <table:table-cell table:formula="of:=[.M13]-[.N13]" office:value-type="float" office:value="287.42" calcext:value-type="float">
            <text:p>287,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11114137172699" calcext:value-type="float">
            <text:p>0,011114137172699</text:p>
          </table:table-cell>
          <table:table-cell office:value-type="float" office:value="2615.94" calcext:value-type="float">
            <text:p>2615,94</text:p>
          </table:table-cell>
          <table:table-cell office:value-type="float" office:value="1933" calcext:value-type="float">
            <text:p>1933</text:p>
          </table:table-cell>
          <table:table-cell office:value-type="float" office:value="0.105067415237427" calcext:value-type="float">
            <text:p>0,105067415237427</text:p>
          </table:table-cell>
          <table:table-cell office:value-type="float" office:value="1221.54" calcext:value-type="float">
            <text:p>1221,54</text:p>
          </table:table-cell>
          <table:table-cell office:value-type="float" office:value="1005" calcext:value-type="float">
            <text:p>1005</text:p>
          </table:table-cell>
          <table:table-cell office:value-type="float" office:value="1.00018783807755" calcext:value-type="float">
            <text:p>1,00018783807755</text:p>
          </table:table-cell>
          <table:table-cell office:value-type="float" office:value="1004.86" calcext:value-type="float">
            <text:p>1004,86</text:p>
          </table:table-cell>
          <table:table-cell office:value-type="float" office:value="895" calcext:value-type="float">
            <text:p>895</text:p>
          </table:table-cell>
          <table:table-cell office:value-type="float" office:value="1.00825921535492" calcext:value-type="float">
            <text:p>1,00825921535492</text:p>
          </table:table-cell>
          <table:table-cell office:value-type="float" office:value="1709.54" calcext:value-type="float">
            <text:p>1709,54</text:p>
          </table:table-cell>
          <table:table-cell office:value-type="float" office:value="1490" calcext:value-type="float">
            <text:p>1490</text:p>
          </table:table-cell>
          <table:table-cell table:formula="of:=[.D14]-[.E14]" office:value-type="float" office:value="682.94" calcext:value-type="float">
            <text:p>682,94</text:p>
          </table:table-cell>
          <table:table-cell table:formula="of:=[.G14]-[.H14]" office:value-type="float" office:value="216.54" calcext:value-type="float">
            <text:p>216,54</text:p>
          </table:table-cell>
          <table:table-cell table:formula="of:=[.J14]-[.K14]" office:value-type="float" office:value="109.86" calcext:value-type="float">
            <text:p>109,86</text:p>
          </table:table-cell>
          <table:table-cell table:formula="of:=[.M14]-[.N14]" office:value-type="float" office:value="219.54" calcext:value-type="float">
            <text:p>219,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0850525856018066" calcext:value-type="float">
            <text:p>0,008505258560181</text:p>
          </table:table-cell>
          <table:table-cell office:value-type="float" office:value="2416.73" calcext:value-type="float">
            <text:p>2416,73</text:p>
          </table:table-cell>
          <table:table-cell office:value-type="float" office:value="1872" calcext:value-type="float">
            <text:p>1872</text:p>
          </table:table-cell>
          <table:table-cell office:value-type="float" office:value="0.110935232639313" calcext:value-type="float">
            <text:p>0,110935232639313</text:p>
          </table:table-cell>
          <table:table-cell office:value-type="float" office:value="1242.5" calcext:value-type="float">
            <text:p>1242,5</text:p>
          </table:table-cell>
          <table:table-cell office:value-type="float" office:value="1035" calcext:value-type="float">
            <text:p>1035</text:p>
          </table:table-cell>
          <table:table-cell office:value-type="float" office:value="1.00027936935425" calcext:value-type="float">
            <text:p>1,00027936935425</text:p>
          </table:table-cell>
          <table:table-cell office:value-type="float" office:value="1037.47" calcext:value-type="float">
            <text:p>1037,47</text:p>
          </table:table-cell>
          <table:table-cell office:value-type="float" office:value="937" calcext:value-type="float">
            <text:p>937</text:p>
          </table:table-cell>
          <table:table-cell office:value-type="float" office:value="1.00802613973618" calcext:value-type="float">
            <text:p>1,00802613973618</text:p>
          </table:table-cell>
          <table:table-cell office:value-type="float" office:value="1560.42" calcext:value-type="float">
            <text:p>1560,42</text:p>
          </table:table-cell>
          <table:table-cell office:value-type="float" office:value="1372" calcext:value-type="float">
            <text:p>1372</text:p>
          </table:table-cell>
          <table:table-cell table:formula="of:=[.D15]-[.E15]" office:value-type="float" office:value="544.73" calcext:value-type="float">
            <text:p>544,73</text:p>
          </table:table-cell>
          <table:table-cell table:formula="of:=[.G15]-[.H15]" office:value-type="float" office:value="207.5" calcext:value-type="float">
            <text:p>207,5</text:p>
          </table:table-cell>
          <table:table-cell table:formula="of:=[.J15]-[.K15]" office:value-type="float" office:value="100.47" calcext:value-type="float">
            <text:p>100,47</text:p>
          </table:table-cell>
          <table:table-cell table:formula="of:=[.M15]-[.N15]" office:value-type="float" office:value="188.42" calcext:value-type="float">
            <text:p>188,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0780637979507446" calcext:value-type="float">
            <text:p>0,007806379795074</text:p>
          </table:table-cell>
          <table:table-cell office:value-type="float" office:value="2592.26" calcext:value-type="float">
            <text:p>2592,26</text:p>
          </table:table-cell>
          <table:table-cell office:value-type="float" office:value="1949" calcext:value-type="float">
            <text:p>1949</text:p>
          </table:table-cell>
          <table:table-cell office:value-type="float" office:value="0.100694231987" calcext:value-type="float">
            <text:p>0,100694231987</text:p>
          </table:table-cell>
          <table:table-cell office:value-type="float" office:value="1231.25" calcext:value-type="float">
            <text:p>1231,25</text:p>
          </table:table-cell>
          <table:table-cell office:value-type="float" office:value="997" calcext:value-type="float">
            <text:p>997</text:p>
          </table:table-cell>
          <table:table-cell office:value-type="float" office:value="1.00020911216736" calcext:value-type="float">
            <text:p>1,00020911216736</text:p>
          </table:table-cell>
          <table:table-cell office:value-type="float" office:value="1002.11" calcext:value-type="float">
            <text:p>1002,11</text:p>
          </table:table-cell>
          <table:table-cell office:value-type="float" office:value="918" calcext:value-type="float">
            <text:p>918</text:p>
          </table:table-cell>
          <table:table-cell office:value-type="float" office:value="1.00686945438385" calcext:value-type="float">
            <text:p>1,00686945438385</text:p>
          </table:table-cell>
          <table:table-cell office:value-type="float" office:value="1632.25" calcext:value-type="float">
            <text:p>1632,25</text:p>
          </table:table-cell>
          <table:table-cell office:value-type="float" office:value="1407" calcext:value-type="float">
            <text:p>1407</text:p>
          </table:table-cell>
          <table:table-cell table:formula="of:=[.D16]-[.E16]" office:value-type="float" office:value="643.26" calcext:value-type="float">
            <text:p>643,26</text:p>
          </table:table-cell>
          <table:table-cell table:formula="of:=[.G16]-[.H16]" office:value-type="float" office:value="234.25" calcext:value-type="float">
            <text:p>234,25</text:p>
          </table:table-cell>
          <table:table-cell table:formula="of:=[.J16]-[.K16]" office:value-type="float" office:value="84.11" calcext:value-type="float">
            <text:p>84,11</text:p>
          </table:table-cell>
          <table:table-cell table:formula="of:=[.M16]-[.N16]" office:value-type="float" office:value="225.25" calcext:value-type="float">
            <text:p>225,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0984193563461304" calcext:value-type="float">
            <text:p>0,009841935634613</text:p>
          </table:table-cell>
          <table:table-cell office:value-type="float" office:value="2573.22" calcext:value-type="float">
            <text:p>2573,22</text:p>
          </table:table-cell>
          <table:table-cell office:value-type="float" office:value="1836" calcext:value-type="float">
            <text:p>1836</text:p>
          </table:table-cell>
          <table:table-cell office:value-type="float" office:value="0.0998976993560791" calcext:value-type="float">
            <text:p>0,099897699356079</text:p>
          </table:table-cell>
          <table:table-cell office:value-type="float" office:value="1228.3" calcext:value-type="float">
            <text:p>1228,3</text:p>
          </table:table-cell>
          <table:table-cell office:value-type="float" office:value="1032" calcext:value-type="float">
            <text:p>1032</text:p>
          </table:table-cell>
          <table:table-cell office:value-type="float" office:value="0.999985744953156" calcext:value-type="float">
            <text:p>0,999985744953156</text:p>
          </table:table-cell>
          <table:table-cell office:value-type="float" office:value="1022.89" calcext:value-type="float">
            <text:p>1022,89</text:p>
          </table:table-cell>
          <table:table-cell office:value-type="float" office:value="938" calcext:value-type="float">
            <text:p>938</text:p>
          </table:table-cell>
          <table:table-cell office:value-type="float" office:value="1.00790331602097" calcext:value-type="float">
            <text:p>1,00790331602097</text:p>
          </table:table-cell>
          <table:table-cell office:value-type="float" office:value="1702.27" calcext:value-type="float">
            <text:p>1702,27</text:p>
          </table:table-cell>
          <table:table-cell office:value-type="float" office:value="1441" calcext:value-type="float">
            <text:p>1441</text:p>
          </table:table-cell>
          <table:table-cell table:formula="of:=[.D17]-[.E17]" office:value-type="float" office:value="737.22" calcext:value-type="float">
            <text:p>737,22</text:p>
          </table:table-cell>
          <table:table-cell table:formula="of:=[.G17]-[.H17]" office:value-type="float" office:value="196.3" calcext:value-type="float">
            <text:p>196,3</text:p>
          </table:table-cell>
          <table:table-cell table:formula="of:=[.J17]-[.K17]" office:value-type="float" office:value="84.89" calcext:value-type="float">
            <text:p>84,89</text:p>
          </table:table-cell>
          <table:table-cell table:formula="of:=[.M17]-[.N17]" office:value-type="float" office:value="261.27" calcext:value-type="float">
            <text:p>261,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0999158620834351" calcext:value-type="float">
            <text:p>0,009991586208344</text:p>
          </table:table-cell>
          <table:table-cell office:value-type="float" office:value="2581.57" calcext:value-type="float">
            <text:p>2581,57</text:p>
          </table:table-cell>
          <table:table-cell office:value-type="float" office:value="2064" calcext:value-type="float">
            <text:p>2064</text:p>
          </table:table-cell>
          <table:table-cell office:value-type="float" office:value="0.0964636945724487" calcext:value-type="float">
            <text:p>0,096463694572449</text:p>
          </table:table-cell>
          <table:table-cell office:value-type="float" office:value="1195.35" calcext:value-type="float">
            <text:p>1195,35</text:p>
          </table:table-cell>
          <table:table-cell office:value-type="float" office:value="943" calcext:value-type="float">
            <text:p>943</text:p>
          </table:table-cell>
          <table:table-cell office:value-type="float" office:value="1.00040818929672" calcext:value-type="float">
            <text:p>1,00040818929672</text:p>
          </table:table-cell>
          <table:table-cell office:value-type="float" office:value="996.96" calcext:value-type="float">
            <text:p>996,96</text:p>
          </table:table-cell>
          <table:table-cell office:value-type="float" office:value="889" calcext:value-type="float">
            <text:p>889</text:p>
          </table:table-cell>
          <table:table-cell office:value-type="float" office:value="1.00810878992081" calcext:value-type="float">
            <text:p>1,00810878992081</text:p>
          </table:table-cell>
          <table:table-cell office:value-type="float" office:value="1671.39" calcext:value-type="float">
            <text:p>1671,39</text:p>
          </table:table-cell>
          <table:table-cell office:value-type="float" office:value="1449" calcext:value-type="float">
            <text:p>1449</text:p>
          </table:table-cell>
          <table:table-cell table:formula="of:=[.D18]-[.E18]" office:value-type="float" office:value="517.57" calcext:value-type="float">
            <text:p>517,57</text:p>
          </table:table-cell>
          <table:table-cell table:formula="of:=[.G18]-[.H18]" office:value-type="float" office:value="252.35" calcext:value-type="float">
            <text:p>252,35</text:p>
          </table:table-cell>
          <table:table-cell table:formula="of:=[.J18]-[.K18]" office:value-type="float" office:value="107.96" calcext:value-type="float">
            <text:p>107,96</text:p>
          </table:table-cell>
          <table:table-cell table:formula="of:=[.M18]-[.N18]" office:value-type="float" office:value="222.39" calcext:value-type="float">
            <text:p>222,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107172703742981" calcext:value-type="float">
            <text:p>0,010717270374298</text:p>
          </table:table-cell>
          <table:table-cell office:value-type="float" office:value="2666.78" calcext:value-type="float">
            <text:p>2666,78</text:p>
          </table:table-cell>
          <table:table-cell office:value-type="float" office:value="2054" calcext:value-type="float">
            <text:p>2054</text:p>
          </table:table-cell>
          <table:table-cell office:value-type="float" office:value="0.104873995780945" calcext:value-type="float">
            <text:p>0,104873995780945</text:p>
          </table:table-cell>
          <table:table-cell office:value-type="float" office:value="1203.78" calcext:value-type="float">
            <text:p>1203,78</text:p>
          </table:table-cell>
          <table:table-cell office:value-type="float" office:value="1027" calcext:value-type="float">
            <text:p>1027</text:p>
          </table:table-cell>
          <table:table-cell office:value-type="float" office:value="1.00030324697495" calcext:value-type="float">
            <text:p>1,00030324697495</text:p>
          </table:table-cell>
          <table:table-cell office:value-type="float" office:value="1022.02" calcext:value-type="float">
            <text:p>1022,02</text:p>
          </table:table-cell>
          <table:table-cell office:value-type="float" office:value="914" calcext:value-type="float">
            <text:p>914</text:p>
          </table:table-cell>
          <table:table-cell office:value-type="float" office:value="1.00785386323929" calcext:value-type="float">
            <text:p>1,00785386323929</text:p>
          </table:table-cell>
          <table:table-cell office:value-type="float" office:value="1741.34" calcext:value-type="float">
            <text:p>1741,34</text:p>
          </table:table-cell>
          <table:table-cell office:value-type="float" office:value="1539" calcext:value-type="float">
            <text:p>1539</text:p>
          </table:table-cell>
          <table:table-cell table:formula="of:=[.D19]-[.E19]" office:value-type="float" office:value="612.78" calcext:value-type="float">
            <text:p>612,78</text:p>
          </table:table-cell>
          <table:table-cell table:formula="of:=[.G19]-[.H19]" office:value-type="float" office:value="176.78" calcext:value-type="float">
            <text:p>176,78</text:p>
          </table:table-cell>
          <table:table-cell table:formula="of:=[.J19]-[.K19]" office:value-type="float" office:value="108.02" calcext:value-type="float">
            <text:p>108,02</text:p>
          </table:table-cell>
          <table:table-cell table:formula="of:=[.M19]-[.N19]" office:value-type="float" office:value="202.34" calcext:value-type="float">
            <text:p>202,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102901816368103" calcext:value-type="float">
            <text:p>0,01029018163681</text:p>
          </table:table-cell>
          <table:table-cell office:value-type="float" office:value="2537.24" calcext:value-type="float">
            <text:p>2537,24</text:p>
          </table:table-cell>
          <table:table-cell office:value-type="float" office:value="1873" calcext:value-type="float">
            <text:p>1873</text:p>
          </table:table-cell>
          <table:table-cell office:value-type="float" office:value="0.101745190620422" calcext:value-type="float">
            <text:p>0,101745190620422</text:p>
          </table:table-cell>
          <table:table-cell office:value-type="float" office:value="1210.84" calcext:value-type="float">
            <text:p>1210,84</text:p>
          </table:table-cell>
          <table:table-cell office:value-type="float" office:value="983" calcext:value-type="float">
            <text:p>983</text:p>
          </table:table-cell>
          <table:table-cell office:value-type="float" office:value="1.00013044595718" calcext:value-type="float">
            <text:p>1,00013044595718</text:p>
          </table:table-cell>
          <table:table-cell office:value-type="float" office:value="1000.5" calcext:value-type="float">
            <text:p>1000,5</text:p>
          </table:table-cell>
          <table:table-cell office:value-type="float" office:value="902" calcext:value-type="float">
            <text:p>902</text:p>
          </table:table-cell>
          <table:table-cell office:value-type="float" office:value="1.00719152212143" calcext:value-type="float">
            <text:p>1,00719152212143</text:p>
          </table:table-cell>
          <table:table-cell office:value-type="float" office:value="1648.39" calcext:value-type="float">
            <text:p>1648,39</text:p>
          </table:table-cell>
          <table:table-cell office:value-type="float" office:value="1446" calcext:value-type="float">
            <text:p>1446</text:p>
          </table:table-cell>
          <table:table-cell table:formula="of:=[.D20]-[.E20]" office:value-type="float" office:value="664.24" calcext:value-type="float">
            <text:p>664,24</text:p>
          </table:table-cell>
          <table:table-cell table:formula="of:=[.G20]-[.H20]" office:value-type="float" office:value="227.84" calcext:value-type="float">
            <text:p>227,84</text:p>
          </table:table-cell>
          <table:table-cell table:formula="of:=[.J20]-[.K20]" office:value-type="float" office:value="98.5" calcext:value-type="float">
            <text:p>98,5</text:p>
          </table:table-cell>
          <table:table-cell table:formula="of:=[.M20]-[.N20]" office:value-type="float" office:value="202.39" calcext:value-type="float">
            <text:p>202,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114700222015381" calcext:value-type="float">
            <text:p>0,011470022201538</text:p>
          </table:table-cell>
          <table:table-cell office:value-type="float" office:value="2732.45" calcext:value-type="float">
            <text:p>2732,45</text:p>
          </table:table-cell>
          <table:table-cell office:value-type="float" office:value="2203" calcext:value-type="float">
            <text:p>2203</text:p>
          </table:table-cell>
          <table:table-cell office:value-type="float" office:value="0.0992205953598022" calcext:value-type="float">
            <text:p>0,099220595359802</text:p>
          </table:table-cell>
          <table:table-cell office:value-type="float" office:value="1205.54" calcext:value-type="float">
            <text:p>1205,54</text:p>
          </table:table-cell>
          <table:table-cell office:value-type="float" office:value="956" calcext:value-type="float">
            <text:p>956</text:p>
          </table:table-cell>
          <table:table-cell office:value-type="float" office:value="1.00031547307968" calcext:value-type="float">
            <text:p>1,00031547307968</text:p>
          </table:table-cell>
          <table:table-cell office:value-type="float" office:value="1011.48" calcext:value-type="float">
            <text:p>1011,48</text:p>
          </table:table-cell>
          <table:table-cell office:value-type="float" office:value="901" calcext:value-type="float">
            <text:p>901</text:p>
          </table:table-cell>
          <table:table-cell office:value-type="float" office:value="1.00723833560944" calcext:value-type="float">
            <text:p>1,00723833560944</text:p>
          </table:table-cell>
          <table:table-cell office:value-type="float" office:value="1779.56" calcext:value-type="float">
            <text:p>1779,56</text:p>
          </table:table-cell>
          <table:table-cell office:value-type="float" office:value="1476" calcext:value-type="float">
            <text:p>1476</text:p>
          </table:table-cell>
          <table:table-cell table:formula="of:=[.D21]-[.E21]" office:value-type="float" office:value="529.45" calcext:value-type="float">
            <text:p>529,45</text:p>
          </table:table-cell>
          <table:table-cell table:formula="of:=[.G21]-[.H21]" office:value-type="float" office:value="249.54" calcext:value-type="float">
            <text:p>249,54</text:p>
          </table:table-cell>
          <table:table-cell table:formula="of:=[.J21]-[.K21]" office:value-type="float" office:value="110.48" calcext:value-type="float">
            <text:p>110,48</text:p>
          </table:table-cell>
          <table:table-cell table:formula="of:=[.M21]-[.N21]" office:value-type="float" office:value="303.56" calcext:value-type="float">
            <text:p>303,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0938411474227905" calcext:value-type="float">
            <text:p>0,009384114742279</text:p>
          </table:table-cell>
          <table:table-cell office:value-type="float" office:value="2640.36" calcext:value-type="float">
            <text:p>2640,36</text:p>
          </table:table-cell>
          <table:table-cell office:value-type="float" office:value="1948" calcext:value-type="float">
            <text:p>1948</text:p>
          </table:table-cell>
          <table:table-cell office:value-type="float" office:value="0.0932888412475586" calcext:value-type="float">
            <text:p>0,093288841247559</text:p>
          </table:table-cell>
          <table:table-cell office:value-type="float" office:value="1249.43" calcext:value-type="float">
            <text:p>1249,43</text:p>
          </table:table-cell>
          <table:table-cell office:value-type="float" office:value="1059" calcext:value-type="float">
            <text:p>1059</text:p>
          </table:table-cell>
          <table:table-cell office:value-type="float" office:value="1.00022769212723" calcext:value-type="float">
            <text:p>1,00022769212723</text:p>
          </table:table-cell>
          <table:table-cell office:value-type="float" office:value="1019.93" calcext:value-type="float">
            <text:p>1019,93</text:p>
          </table:table-cell>
          <table:table-cell office:value-type="float" office:value="916" calcext:value-type="float">
            <text:p>916</text:p>
          </table:table-cell>
          <table:table-cell office:value-type="float" office:value="1.00774050235748" calcext:value-type="float">
            <text:p>1,00774050235748</text:p>
          </table:table-cell>
          <table:table-cell office:value-type="float" office:value="1739.62" calcext:value-type="float">
            <text:p>1739,62</text:p>
          </table:table-cell>
          <table:table-cell office:value-type="float" office:value="1470" calcext:value-type="float">
            <text:p>1470</text:p>
          </table:table-cell>
          <table:table-cell table:formula="of:=[.D22]-[.E22]" office:value-type="float" office:value="692.36" calcext:value-type="float">
            <text:p>692,36</text:p>
          </table:table-cell>
          <table:table-cell table:formula="of:=[.G22]-[.H22]" office:value-type="float" office:value="190.43" calcext:value-type="float">
            <text:p>190,43</text:p>
          </table:table-cell>
          <table:table-cell table:formula="of:=[.J22]-[.K22]" office:value-type="float" office:value="103.93" calcext:value-type="float">
            <text:p>103,93</text:p>
          </table:table-cell>
          <table:table-cell table:formula="of:=[.M22]-[.N22]" office:value-type="float" office:value="269.62" calcext:value-type="float">
            <text:p>269,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106591129302979" calcext:value-type="float">
            <text:p>0,010659112930298</text:p>
          </table:table-cell>
          <table:table-cell office:value-type="float" office:value="2622.06" calcext:value-type="float">
            <text:p>2622,06</text:p>
          </table:table-cell>
          <table:table-cell office:value-type="float" office:value="1842" calcext:value-type="float">
            <text:p>1842</text:p>
          </table:table-cell>
          <table:table-cell office:value-type="float" office:value="0.104870040416718" calcext:value-type="float">
            <text:p>0,104870040416718</text:p>
          </table:table-cell>
          <table:table-cell office:value-type="float" office:value="1181.52" calcext:value-type="float">
            <text:p>1181,52</text:p>
          </table:table-cell>
          <table:table-cell office:value-type="float" office:value="981" calcext:value-type="float">
            <text:p>981</text:p>
          </table:table-cell>
          <table:table-cell office:value-type="float" office:value="1.00014366865158" calcext:value-type="float">
            <text:p>1,00014366865158</text:p>
          </table:table-cell>
          <table:table-cell office:value-type="float" office:value="975.04" calcext:value-type="float">
            <text:p>975,04</text:p>
          </table:table-cell>
          <table:table-cell office:value-type="float" office:value="888" calcext:value-type="float">
            <text:p>888</text:p>
          </table:table-cell>
          <table:table-cell office:value-type="float" office:value="1.00772567510605" calcext:value-type="float">
            <text:p>1,00772567510605</text:p>
          </table:table-cell>
          <table:table-cell office:value-type="float" office:value="1645.57" calcext:value-type="float">
            <text:p>1645,57</text:p>
          </table:table-cell>
          <table:table-cell office:value-type="float" office:value="1353" calcext:value-type="float">
            <text:p>1353</text:p>
          </table:table-cell>
          <table:table-cell table:formula="of:=[.D23]-[.E23]" office:value-type="float" office:value="780.06" calcext:value-type="float">
            <text:p>780,06</text:p>
          </table:table-cell>
          <table:table-cell table:formula="of:=[.G23]-[.H23]" office:value-type="float" office:value="200.52" calcext:value-type="float">
            <text:p>200,52</text:p>
          </table:table-cell>
          <table:table-cell table:formula="of:=[.J23]-[.K23]" office:value-type="float" office:value="87.04" calcext:value-type="float">
            <text:p>87,04</text:p>
          </table:table-cell>
          <table:table-cell table:formula="of:=[.M23]-[.N23]" office:value-type="float" office:value="292.57" calcext:value-type="float">
            <text:p>292,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0981615304946899" calcext:value-type="float">
            <text:p>0,009816153049469</text:p>
          </table:table-cell>
          <table:table-cell office:value-type="float" office:value="2723.95" calcext:value-type="float">
            <text:p>2723,95</text:p>
          </table:table-cell>
          <table:table-cell office:value-type="float" office:value="1992" calcext:value-type="float">
            <text:p>1992</text:p>
          </table:table-cell>
          <table:table-cell office:value-type="float" office:value="0.10034095287323" calcext:value-type="float">
            <text:p>0,10034095287323</text:p>
          </table:table-cell>
          <table:table-cell office:value-type="float" office:value="1233.87" calcext:value-type="float">
            <text:p>1233,87</text:p>
          </table:table-cell>
          <table:table-cell office:value-type="float" office:value="1029" calcext:value-type="float">
            <text:p>1029</text:p>
          </table:table-cell>
          <table:table-cell office:value-type="float" office:value="1.00001827716827" calcext:value-type="float">
            <text:p>1,00001827716827</text:p>
          </table:table-cell>
          <table:table-cell office:value-type="float" office:value="1033.34" calcext:value-type="float">
            <text:p>1033,34</text:p>
          </table:table-cell>
          <table:table-cell office:value-type="float" office:value="924" calcext:value-type="float">
            <text:p>924</text:p>
          </table:table-cell>
          <table:table-cell office:value-type="float" office:value="1.00711344957352" calcext:value-type="float">
            <text:p>1,00711344957352</text:p>
          </table:table-cell>
          <table:table-cell office:value-type="float" office:value="1758.68" calcext:value-type="float">
            <text:p>1758,68</text:p>
          </table:table-cell>
          <table:table-cell office:value-type="float" office:value="1481" calcext:value-type="float">
            <text:p>1481</text:p>
          </table:table-cell>
          <table:table-cell table:formula="of:=[.D24]-[.E24]" office:value-type="float" office:value="731.95" calcext:value-type="float">
            <text:p>731,95</text:p>
          </table:table-cell>
          <table:table-cell table:formula="of:=[.G24]-[.H24]" office:value-type="float" office:value="204.87" calcext:value-type="float">
            <text:p>204,87</text:p>
          </table:table-cell>
          <table:table-cell table:formula="of:=[.J24]-[.K24]" office:value-type="float" office:value="109.34" calcext:value-type="float">
            <text:p>109,34</text:p>
          </table:table-cell>
          <table:table-cell table:formula="of:=[.M24]-[.N24]" office:value-type="float" office:value="277.68" calcext:value-type="float">
            <text:p>277,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114049434661865" calcext:value-type="float">
            <text:p>0,011404943466187</text:p>
          </table:table-cell>
          <table:table-cell office:value-type="float" office:value="2643.28" calcext:value-type="float">
            <text:p>2643,28</text:p>
          </table:table-cell>
          <table:table-cell office:value-type="float" office:value="1932" calcext:value-type="float">
            <text:p>1932</text:p>
          </table:table-cell>
          <table:table-cell office:value-type="float" office:value="0.0968545317649841" calcext:value-type="float">
            <text:p>0,096854531764984</text:p>
          </table:table-cell>
          <table:table-cell office:value-type="float" office:value="1210.27" calcext:value-type="float">
            <text:p>1210,27</text:p>
          </table:table-cell>
          <table:table-cell office:value-type="float" office:value="1031" calcext:value-type="float">
            <text:p>1031</text:p>
          </table:table-cell>
          <table:table-cell office:value-type="float" office:value="1.00006470918655" calcext:value-type="float">
            <text:p>1,00006470918655</text:p>
          </table:table-cell>
          <table:table-cell office:value-type="float" office:value="1006.72" calcext:value-type="float">
            <text:p>1006,72</text:p>
          </table:table-cell>
          <table:table-cell office:value-type="float" office:value="913" calcext:value-type="float">
            <text:p>913</text:p>
          </table:table-cell>
          <table:table-cell office:value-type="float" office:value="1.00690978527069" calcext:value-type="float">
            <text:p>1,00690978527069</text:p>
          </table:table-cell>
          <table:table-cell office:value-type="float" office:value="1702.22" calcext:value-type="float">
            <text:p>1702,22</text:p>
          </table:table-cell>
          <table:table-cell office:value-type="float" office:value="1386" calcext:value-type="float">
            <text:p>1386</text:p>
          </table:table-cell>
          <table:table-cell table:formula="of:=[.D25]-[.E25]" office:value-type="float" office:value="711.28" calcext:value-type="float">
            <text:p>711,28</text:p>
          </table:table-cell>
          <table:table-cell table:formula="of:=[.G25]-[.H25]" office:value-type="float" office:value="179.27" calcext:value-type="float">
            <text:p>179,27</text:p>
          </table:table-cell>
          <table:table-cell table:formula="of:=[.J25]-[.K25]" office:value-type="float" office:value="93.72" calcext:value-type="float">
            <text:p>93,72</text:p>
          </table:table-cell>
          <table:table-cell table:formula="of:=[.M25]-[.N25]" office:value-type="float" office:value="316.22" calcext:value-type="float">
            <text:p>316,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107059335708618" calcext:value-type="float">
            <text:p>0,010705933570862</text:p>
          </table:table-cell>
          <table:table-cell office:value-type="float" office:value="2533.86" calcext:value-type="float">
            <text:p>2533,86</text:p>
          </table:table-cell>
          <table:table-cell office:value-type="float" office:value="1965" calcext:value-type="float">
            <text:p>1965</text:p>
          </table:table-cell>
          <table:table-cell office:value-type="float" office:value="0.103185472488403" calcext:value-type="float">
            <text:p>0,103185472488403</text:p>
          </table:table-cell>
          <table:table-cell office:value-type="float" office:value="1176.53" calcext:value-type="float">
            <text:p>1176,53</text:p>
          </table:table-cell>
          <table:table-cell office:value-type="float" office:value="1034" calcext:value-type="float">
            <text:p>1034</text:p>
          </table:table-cell>
          <table:table-cell office:value-type="float" office:value="1.00035415887833" calcext:value-type="float">
            <text:p>1,00035415887833</text:p>
          </table:table-cell>
          <table:table-cell office:value-type="float" office:value="991.02" calcext:value-type="float">
            <text:p>991,02</text:p>
          </table:table-cell>
          <table:table-cell office:value-type="float" office:value="887" calcext:value-type="float">
            <text:p>887</text:p>
          </table:table-cell>
          <table:table-cell office:value-type="float" office:value="1.00721536636353" calcext:value-type="float">
            <text:p>1,00721536636353</text:p>
          </table:table-cell>
          <table:table-cell office:value-type="float" office:value="1654.13" calcext:value-type="float">
            <text:p>1654,13</text:p>
          </table:table-cell>
          <table:table-cell office:value-type="float" office:value="1395" calcext:value-type="float">
            <text:p>1395</text:p>
          </table:table-cell>
          <table:table-cell table:formula="of:=[.D26]-[.E26]" office:value-type="float" office:value="568.86" calcext:value-type="float">
            <text:p>568,86</text:p>
          </table:table-cell>
          <table:table-cell table:formula="of:=[.G26]-[.H26]" office:value-type="float" office:value="142.53" calcext:value-type="float">
            <text:p>142,53</text:p>
          </table:table-cell>
          <table:table-cell table:formula="of:=[.J26]-[.K26]" office:value-type="float" office:value="104.02" calcext:value-type="float">
            <text:p>104,02</text:p>
          </table:table-cell>
          <table:table-cell table:formula="of:=[.M26]-[.N26]" office:value-type="float" office:value="259.13" calcext:value-type="float">
            <text:p>259,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105927562713623" calcext:value-type="float">
            <text:p>0,010592756271362</text:p>
          </table:table-cell>
          <table:table-cell office:value-type="float" office:value="2523.98" calcext:value-type="float">
            <text:p>2523,98</text:p>
          </table:table-cell>
          <table:table-cell office:value-type="float" office:value="1735" calcext:value-type="float">
            <text:p>1735</text:p>
          </table:table-cell>
          <table:table-cell office:value-type="float" office:value="0.108069384098053" calcext:value-type="float">
            <text:p>0,108069384098053</text:p>
          </table:table-cell>
          <table:table-cell office:value-type="float" office:value="1189.87" calcext:value-type="float">
            <text:p>1189,87</text:p>
          </table:table-cell>
          <table:table-cell office:value-type="float" office:value="1004" calcext:value-type="float">
            <text:p>1004</text:p>
          </table:table-cell>
          <table:table-cell office:value-type="float" office:value="1.00037513017654" calcext:value-type="float">
            <text:p>1,00037513017654</text:p>
          </table:table-cell>
          <table:table-cell office:value-type="float" office:value="978.01" calcext:value-type="float">
            <text:p>978,01</text:p>
          </table:table-cell>
          <table:table-cell office:value-type="float" office:value="888" calcext:value-type="float">
            <text:p>888</text:p>
          </table:table-cell>
          <table:table-cell office:value-type="float" office:value="1.00849092483521" calcext:value-type="float">
            <text:p>1,00849092483521</text:p>
          </table:table-cell>
          <table:table-cell office:value-type="float" office:value="1648.01" calcext:value-type="float">
            <text:p>1648,01</text:p>
          </table:table-cell>
          <table:table-cell office:value-type="float" office:value="1417" calcext:value-type="float">
            <text:p>1417</text:p>
          </table:table-cell>
          <table:table-cell table:formula="of:=[.D27]-[.E27]" office:value-type="float" office:value="788.98" calcext:value-type="float">
            <text:p>788,98</text:p>
          </table:table-cell>
          <table:table-cell table:formula="of:=[.G27]-[.H27]" office:value-type="float" office:value="185.87" calcext:value-type="float">
            <text:p>185,87</text:p>
          </table:table-cell>
          <table:table-cell table:formula="of:=[.J27]-[.K27]" office:value-type="float" office:value="90.01" calcext:value-type="float">
            <text:p>90,01</text:p>
          </table:table-cell>
          <table:table-cell table:formula="of:=[.M27]-[.N27]" office:value-type="float" office:value="231.01" calcext:value-type="float">
            <text:p>231,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0947155952453613" calcext:value-type="float">
            <text:p>0,009471559524536</text:p>
          </table:table-cell>
          <table:table-cell office:value-type="float" office:value="2583.2" calcext:value-type="float">
            <text:p>2583,2</text:p>
          </table:table-cell>
          <table:table-cell office:value-type="float" office:value="1914" calcext:value-type="float">
            <text:p>1914</text:p>
          </table:table-cell>
          <table:table-cell office:value-type="float" office:value="0.0974109578132629" calcext:value-type="float">
            <text:p>0,097410957813263</text:p>
          </table:table-cell>
          <table:table-cell office:value-type="float" office:value="1182.71" calcext:value-type="float">
            <text:p>1182,71</text:p>
          </table:table-cell>
          <table:table-cell office:value-type="float" office:value="1004" calcext:value-type="float">
            <text:p>1004</text:p>
          </table:table-cell>
          <table:table-cell office:value-type="float" office:value="1.00005661010742" calcext:value-type="float">
            <text:p>1,00005661010742</text:p>
          </table:table-cell>
          <table:table-cell office:value-type="float" office:value="991.87" calcext:value-type="float">
            <text:p>991,87</text:p>
          </table:table-cell>
          <table:table-cell office:value-type="float" office:value="923" calcext:value-type="float">
            <text:p>923</text:p>
          </table:table-cell>
          <table:table-cell office:value-type="float" office:value="1.00641755104065" calcext:value-type="float">
            <text:p>1,00641755104065</text:p>
          </table:table-cell>
          <table:table-cell office:value-type="float" office:value="1667.95" calcext:value-type="float">
            <text:p>1667,95</text:p>
          </table:table-cell>
          <table:table-cell office:value-type="float" office:value="1453" calcext:value-type="float">
            <text:p>1453</text:p>
          </table:table-cell>
          <table:table-cell table:formula="of:=[.D28]-[.E28]" office:value-type="float" office:value="669.2" calcext:value-type="float">
            <text:p>669,2</text:p>
          </table:table-cell>
          <table:table-cell table:formula="of:=[.G28]-[.H28]" office:value-type="float" office:value="178.71" calcext:value-type="float">
            <text:p>178,71</text:p>
          </table:table-cell>
          <table:table-cell table:formula="of:=[.J28]-[.K28]" office:value-type="float" office:value="68.87" calcext:value-type="float">
            <text:p>68,87</text:p>
          </table:table-cell>
          <table:table-cell table:formula="of:=[.M28]-[.N28]" office:value-type="float" office:value="214.95" calcext:value-type="float">
            <text:p>214,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0928706645965576" calcext:value-type="float">
            <text:p>0,009287066459656</text:p>
          </table:table-cell>
          <table:table-cell office:value-type="float" office:value="2541.21" calcext:value-type="float">
            <text:p>2541,21</text:p>
          </table:table-cell>
          <table:table-cell office:value-type="float" office:value="1905" calcext:value-type="float">
            <text:p>1905</text:p>
          </table:table-cell>
          <table:table-cell office:value-type="float" office:value="0.0990080881118774" calcext:value-type="float">
            <text:p>0,099008088111877</text:p>
          </table:table-cell>
          <table:table-cell office:value-type="float" office:value="1222.2" calcext:value-type="float">
            <text:p>1222,2</text:p>
          </table:table-cell>
          <table:table-cell office:value-type="float" office:value="967" calcext:value-type="float">
            <text:p>967</text:p>
          </table:table-cell>
          <table:table-cell office:value-type="float" office:value="1.00028464794159" calcext:value-type="float">
            <text:p>1,00028464794159</text:p>
          </table:table-cell>
          <table:table-cell office:value-type="float" office:value="993.34" calcext:value-type="float">
            <text:p>993,34</text:p>
          </table:table-cell>
          <table:table-cell office:value-type="float" office:value="906" calcext:value-type="float">
            <text:p>906</text:p>
          </table:table-cell>
          <table:table-cell office:value-type="float" office:value="1.00812504291534" calcext:value-type="float">
            <text:p>1,00812504291534</text:p>
          </table:table-cell>
          <table:table-cell office:value-type="float" office:value="1657.55" calcext:value-type="float">
            <text:p>1657,55</text:p>
          </table:table-cell>
          <table:table-cell office:value-type="float" office:value="1418" calcext:value-type="float">
            <text:p>1418</text:p>
          </table:table-cell>
          <table:table-cell table:formula="of:=[.D29]-[.E29]" office:value-type="float" office:value="636.21" calcext:value-type="float">
            <text:p>636,21</text:p>
          </table:table-cell>
          <table:table-cell table:formula="of:=[.G29]-[.H29]" office:value-type="float" office:value="255.2" calcext:value-type="float">
            <text:p>255,2</text:p>
          </table:table-cell>
          <table:table-cell table:formula="of:=[.J29]-[.K29]" office:value-type="float" office:value="87.34" calcext:value-type="float">
            <text:p>87,34</text:p>
          </table:table-cell>
          <table:table-cell table:formula="of:=[.M29]-[.N29]" office:value-type="float" office:value="239.55" calcext:value-type="float">
            <text:p>239,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0974363565444946" calcext:value-type="float">
            <text:p>0,009743635654449</text:p>
          </table:table-cell>
          <table:table-cell office:value-type="float" office:value="2542.83" calcext:value-type="float">
            <text:p>2542,83</text:p>
          </table:table-cell>
          <table:table-cell office:value-type="float" office:value="1823" calcext:value-type="float">
            <text:p>1823</text:p>
          </table:table-cell>
          <table:table-cell office:value-type="float" office:value="0.107396838665009" calcext:value-type="float">
            <text:p>0,107396838665009</text:p>
          </table:table-cell>
          <table:table-cell office:value-type="float" office:value="1188.15" calcext:value-type="float">
            <text:p>1188,15</text:p>
          </table:table-cell>
          <table:table-cell office:value-type="float" office:value="944" calcext:value-type="float">
            <text:p>944</text:p>
          </table:table-cell>
          <table:table-cell office:value-type="float" office:value="1.0001416683197" calcext:value-type="float">
            <text:p>1,0001416683197</text:p>
          </table:table-cell>
          <table:table-cell office:value-type="float" office:value="1001.42" calcext:value-type="float">
            <text:p>1001,42</text:p>
          </table:table-cell>
          <table:table-cell office:value-type="float" office:value="897" calcext:value-type="float">
            <text:p>897</text:p>
          </table:table-cell>
          <table:table-cell office:value-type="float" office:value="1.00659361362457" calcext:value-type="float">
            <text:p>1,00659361362457</text:p>
          </table:table-cell>
          <table:table-cell office:value-type="float" office:value="1654.9" calcext:value-type="float">
            <text:p>1654,9</text:p>
          </table:table-cell>
          <table:table-cell office:value-type="float" office:value="1448" calcext:value-type="float">
            <text:p>1448</text:p>
          </table:table-cell>
          <table:table-cell table:formula="of:=[.D30]-[.E30]" office:value-type="float" office:value="719.83" calcext:value-type="float">
            <text:p>719,83</text:p>
          </table:table-cell>
          <table:table-cell table:formula="of:=[.G30]-[.H30]" office:value-type="float" office:value="244.15" calcext:value-type="float">
            <text:p>244,15</text:p>
          </table:table-cell>
          <table:table-cell table:formula="of:=[.J30]-[.K30]" office:value-type="float" office:value="104.42" calcext:value-type="float">
            <text:p>104,42</text:p>
          </table:table-cell>
          <table:table-cell table:formula="of:=[.M30]-[.N30]" office:value-type="float" office:value="206.9" calcext:value-type="float">
            <text:p>206,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103843760490417" calcext:value-type="float">
            <text:p>0,010384376049042</text:p>
          </table:table-cell>
          <table:table-cell office:value-type="float" office:value="2570.04" calcext:value-type="float">
            <text:p>2570,04</text:p>
          </table:table-cell>
          <table:table-cell office:value-type="float" office:value="2093" calcext:value-type="float">
            <text:p>2093</text:p>
          </table:table-cell>
          <table:table-cell office:value-type="float" office:value="0.10624785900116" calcext:value-type="float">
            <text:p>0,10624785900116</text:p>
          </table:table-cell>
          <table:table-cell office:value-type="float" office:value="1197.59" calcext:value-type="float">
            <text:p>1197,59</text:p>
          </table:table-cell>
          <table:table-cell office:value-type="float" office:value="1008" calcext:value-type="float">
            <text:p>1008</text:p>
          </table:table-cell>
          <table:table-cell office:value-type="float" office:value="0.999968085289002" calcext:value-type="float">
            <text:p>0,999968085289002</text:p>
          </table:table-cell>
          <table:table-cell office:value-type="float" office:value="985.97" calcext:value-type="float">
            <text:p>985,97</text:p>
          </table:table-cell>
          <table:table-cell office:value-type="float" office:value="866" calcext:value-type="float">
            <text:p>866</text:p>
          </table:table-cell>
          <table:table-cell office:value-type="float" office:value="1.00792379379272" calcext:value-type="float">
            <text:p>1,00792379379272</text:p>
          </table:table-cell>
          <table:table-cell office:value-type="float" office:value="1640.26" calcext:value-type="float">
            <text:p>1640,26</text:p>
          </table:table-cell>
          <table:table-cell office:value-type="float" office:value="1439" calcext:value-type="float">
            <text:p>1439</text:p>
          </table:table-cell>
          <table:table-cell table:formula="of:=[.D31]-[.E31]" office:value-type="float" office:value="477.04" calcext:value-type="float">
            <text:p>477,04</text:p>
          </table:table-cell>
          <table:table-cell table:formula="of:=[.G31]-[.H31]" office:value-type="float" office:value="189.59" calcext:value-type="float">
            <text:p>189,59</text:p>
          </table:table-cell>
          <table:table-cell table:formula="of:=[.J31]-[.K31]" office:value-type="float" office:value="119.97" calcext:value-type="float">
            <text:p>119,97</text:p>
          </table:table-cell>
          <table:table-cell table:formula="of:=[.M31]-[.N31]" office:value-type="float" office:value="201.26" calcext:value-type="float">
            <text:p>201,26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308030841350555" calcext:value-type="float">
            <text:p>0,308030841350555</text:p>
          </table:table-cell>
          <table:table-cell table:formula="of:=SUM([.D2:.D31])" office:value-type="float" office:value="77538.34" calcext:value-type="float">
            <text:p>77538,34</text:p>
          </table:table-cell>
          <table:table-cell table:formula="of:=SUM([.E2:.E31])" office:value-type="float" office:value="58406" calcext:value-type="float">
            <text:p>58406</text:p>
          </table:table-cell>
          <table:table-cell table:formula="of:=SUM([.F2:.F31])" office:value-type="float" office:value="3.08212625741959" calcext:value-type="float">
            <text:p>3,08212625741959</text:p>
          </table:table-cell>
          <table:table-cell table:formula="of:=SUM([.G2:.G31])" office:value-type="float" office:value="36222.68" calcext:value-type="float">
            <text:p>36222,68</text:p>
          </table:table-cell>
          <table:table-cell table:formula="of:=SUM([.H2:.H31])" office:value-type="float" office:value="30097" calcext:value-type="float">
            <text:p>30097</text:p>
          </table:table-cell>
          <table:table-cell table:formula="of:=SUM([.I2:.I31])" office:value-type="float" office:value="30.0059560275078" calcext:value-type="float">
            <text:p>30,0059560275078</text:p>
          </table:table-cell>
          <table:table-cell table:formula="of:=SUM([.J2:.J31])" office:value-type="float" office:value="30166.42" calcext:value-type="float">
            <text:p>30166,42</text:p>
          </table:table-cell>
          <table:table-cell table:formula="of:=SUM([.K2:.K31])" office:value-type="float" office:value="27164" calcext:value-type="float">
            <text:p>27164</text:p>
          </table:table-cell>
          <table:table-cell table:formula="of:=SUM([.L2:.L31])" office:value-type="float" office:value="30.2240401363373" calcext:value-type="float">
            <text:p>30,2240401363373</text:p>
          </table:table-cell>
          <table:table-cell table:formula="of:=SUM([.M2:.M31])" office:value-type="float" office:value="50295.29" calcext:value-type="float">
            <text:p>50295,29</text:p>
          </table:table-cell>
          <table:table-cell table:formula="of:=SUM([.N2:.N31])" office:value-type="float" office:value="43076" calcext:value-type="float">
            <text:p>43076</text:p>
          </table:table-cell>
          <table:table-cell table:formula="of:=SUM([.O2:.O31])/30" office:value-type="float" office:value="637.744666666667" calcext:value-type="float">
            <text:p>637,744666666667</text:p>
          </table:table-cell>
          <table:table-cell table:formula="of:=SUM([.P2:.P31])/30" office:value-type="float" office:value="204.189333333333" calcext:value-type="float">
            <text:p>204,189333333333</text:p>
          </table:table-cell>
          <table:table-cell table:formula="of:=SUM([.Q2:.Q31])/30" office:value-type="float" office:value="100.080666666667" calcext:value-type="float">
            <text:p>100,080666666667</text:p>
          </table:table-cell>
          <table:table-cell table:formula="of:=SUM([.R2:.R31])/30" office:value-type="float" office:value="240.643" calcext:value-type="float">
            <text:p>240,6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8:33:19.1629555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8:33:28.739858054</dc:date>
    <meta:editing-duration>PT8M10S</meta:editing-duration>
    <meta:editing-cycles>8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3cm" svg:y="0.172cm" chart:style-name="ch2">
          <text:p>3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25_maxs_1.0'.E1:'TESTBENCH_metaheu_ls_vnd_bvns_ts__niter_10_search_anxious_init_random_memory_10_times4ave_25_maxs_1.0'.E31 'TESTBENCH_metaheu_ls_vnd_bvns_ts__niter_10_search_anxious_init_random_memory_10_times4ave_25_maxs_1.0'.H1:'TESTBENCH_metaheu_ls_vnd_bvns_ts__niter_10_search_anxious_init_random_memory_10_times4ave_25_maxs_1.0'.H31 'TESTBENCH_metaheu_ls_vnd_bvns_ts__niter_10_search_anxious_init_random_memory_10_times4ave_25_maxs_1.0'.K1:'TESTBENCH_metaheu_ls_vnd_bvns_ts__niter_10_search_anxious_init_random_memory_10_times4ave_25_maxs_1.0'.K31 'TESTBENCH_metaheu_ls_vnd_bvns_ts__niter_10_search_anxious_init_random_memory_10_times4ave_25_maxs_1.0'.N1:'TESTBENCH_metaheu_ls_vnd_bvns_ts__niter_10_search_anxious_init_random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E2:'TESTBENCH_metaheu_ls_vnd_bvns_ts__niter_10_search_anxious_init_random_memory_10_times4ave_25_maxs_1.0'.E31" chart:label-cell-address="'TESTBENCH_metaheu_ls_vnd_bvns_ts__niter_10_search_anxious_init_random_memory_10_times4ave_25_maxs_1.0'.E1:'TESTBENCH_metaheu_ls_vnd_bvns_ts__niter_10_search_anxious_init_random_memory_10_times4ave_25_maxs_1.0'.E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H2:'TESTBENCH_metaheu_ls_vnd_bvns_ts__niter_10_search_anxious_init_random_memory_10_times4ave_25_maxs_1.0'.H31" chart:label-cell-address="'TESTBENCH_metaheu_ls_vnd_bvns_ts__niter_10_search_anxious_init_random_memory_10_times4ave_25_maxs_1.0'.H1:'TESTBENCH_metaheu_ls_vnd_bvns_ts__niter_10_search_anxious_init_random_memory_10_times4ave_25_maxs_1.0'.H1" chart:class="chart:line">
            <chart:data-point chart:repeated="30"/>
          </chart:series>
          <chart:series chart:style-name="ch9" chart:values-cell-range-address="'TESTBENCH_metaheu_ls_vnd_bvns_ts__niter_10_search_anxious_init_random_memory_10_times4ave_25_maxs_1.0'.K2:'TESTBENCH_metaheu_ls_vnd_bvns_ts__niter_10_search_anxious_init_random_memory_10_times4ave_25_maxs_1.0'.K31" chart:label-cell-address="'TESTBENCH_metaheu_ls_vnd_bvns_ts__niter_10_search_anxious_init_random_memory_10_times4ave_25_maxs_1.0'.K1:'TESTBENCH_metaheu_ls_vnd_bvns_ts__niter_10_search_anxious_init_random_memory_10_times4ave_25_maxs_1.0'.K1" chart:class="chart:line">
            <chart:data-point chart:repeated="30"/>
          </chart:series>
          <chart:series chart:style-name="ch10" chart:values-cell-range-address="'TESTBENCH_metaheu_ls_vnd_bvns_ts__niter_10_search_anxious_init_random_memory_10_times4ave_25_maxs_1.0'.N2:'TESTBENCH_metaheu_ls_vnd_bvns_ts__niter_10_search_anxious_init_random_memory_10_times4ave_25_maxs_1.0'.N31" chart:label-cell-address="'TESTBENCH_metaheu_ls_vnd_bvns_ts__niter_10_search_anxious_init_random_memory_10_times4ave_25_maxs_1.0'.N1:'TESTBENCH_metaheu_ls_vnd_bvns_ts__niter_10_search_anxious_init_random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25_maxs_1.0'.E1:'TESTBENCH_metaheu_ls_vnd_bvns_ts__niter_10_search_anxious_init_random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25_maxs_1.0'.H1:'TESTBENCH_metaheu_ls_vnd_bvns_ts__niter_10_search_anxious_init_random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25_maxs_1.0'.K1:'TESTBENCH_metaheu_ls_vnd_bvns_ts__niter_10_search_anxious_init_random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25_maxs_1.0'.N1:'TESTBENCH_metaheu_ls_vnd_bvns_ts__niter_10_search_anxious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1">
                <text:p>1891</text:p>
                <draw:g>
                  <svg:desc>'TESTBENCH_metaheu_ls_vnd_bvns_ts__niter_10_search_anxious_init_random_memory_10_times4ave_25_maxs_1.0'.E2:'TESTBENCH_metaheu_ls_vnd_bvns_ts__niter_10_search_anxious_init_random_memory_10_times4ave_25_maxs_1.0'.E31</svg:desc>
                </draw:g>
              </table:table-cell>
              <table:table-cell office:value-type="float" office:value="1014">
                <text:p>1014</text:p>
                <draw:g>
                  <svg:desc>'TESTBENCH_metaheu_ls_vnd_bvns_ts__niter_10_search_anxious_init_random_memory_10_times4ave_25_maxs_1.0'.H2:'TESTBENCH_metaheu_ls_vnd_bvns_ts__niter_10_search_anxious_init_random_memory_10_times4ave_25_maxs_1.0'.H31</svg:desc>
                </draw:g>
              </table:table-cell>
              <table:table-cell office:value-type="float" office:value="897">
                <text:p>897</text:p>
                <draw:g>
                  <svg:desc>'TESTBENCH_metaheu_ls_vnd_bvns_ts__niter_10_search_anxious_init_random_memory_10_times4ave_25_maxs_1.0'.K2:'TESTBENCH_metaheu_ls_vnd_bvns_ts__niter_10_search_anxious_init_random_memory_10_times4ave_25_maxs_1.0'.K31</svg:desc>
                </draw:g>
              </table:table-cell>
              <table:table-cell office:value-type="float" office:value="1329">
                <text:p>1329</text:p>
                <draw:g>
                  <svg:desc>'TESTBENCH_metaheu_ls_vnd_bvns_ts__niter_10_search_anxious_init_random_memory_10_times4ave_25_maxs_1.0'.N2:'TESTBENCH_metaheu_ls_vnd_bvns_ts__niter_10_search_anxious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4">
                <text:p>2004</text:p>
              </table:table-cell>
              <table:table-cell office:value-type="float" office:value="967">
                <text:p>967</text:p>
              </table:table-cell>
              <table:table-cell office:value-type="float" office:value="902">
                <text:p>902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0">
                <text:p>1820</text:p>
              </table:table-cell>
              <table:table-cell office:value-type="float" office:value="952">
                <text:p>952</text:p>
              </table:table-cell>
              <table:table-cell office:value-type="float" office:value="860">
                <text:p>860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5">
                <text:p>2135</text:p>
              </table:table-cell>
              <table:table-cell office:value-type="float" office:value="1051">
                <text:p>1051</text:p>
              </table:table-cell>
              <table:table-cell office:value-type="float" office:value="929">
                <text:p>92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5">
                <text:p>1885</text:p>
              </table:table-cell>
              <table:table-cell office:value-type="float" office:value="1013">
                <text:p>1013</text:p>
              </table:table-cell>
              <table:table-cell office:value-type="float" office:value="887">
                <text:p>88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7">
                <text:p>2007</text:p>
              </table:table-cell>
              <table:table-cell office:value-type="float" office:value="1011">
                <text:p>1011</text:p>
              </table:table-cell>
              <table:table-cell office:value-type="float" office:value="897">
                <text:p>89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2">
                <text:p>2002</text:p>
              </table:table-cell>
              <table:table-cell office:value-type="float" office:value="978">
                <text:p>978</text:p>
              </table:table-cell>
              <table:table-cell office:value-type="float" office:value="924">
                <text:p>92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5">
                <text:p>1965</text:p>
              </table:table-cell>
              <table:table-cell office:value-type="float" office:value="1007">
                <text:p>1007</text:p>
              </table:table-cell>
              <table:table-cell office:value-type="float" office:value="886">
                <text:p>88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4">
                <text:p>2004</text:p>
              </table:table-cell>
              <table:table-cell office:value-type="float" office:value="1010">
                <text:p>1010</text:p>
              </table:table-cell>
              <table:table-cell office:value-type="float" office:value="920">
                <text:p>92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8">
                <text:p>1838</text:p>
              </table:table-cell>
              <table:table-cell office:value-type="float" office:value="1053">
                <text:p>1053</text:p>
              </table:table-cell>
              <table:table-cell office:value-type="float" office:value="917">
                <text:p>917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7">
                <text:p>2047</text:p>
              </table:table-cell>
              <table:table-cell office:value-type="float" office:value="1000">
                <text:p>1000</text:p>
              </table:table-cell>
              <table:table-cell office:value-type="float" office:value="938">
                <text:p>93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5">
                <text:p>1875</text:p>
              </table:table-cell>
              <table:table-cell office:value-type="float" office:value="1002">
                <text:p>1002</text:p>
              </table:table-cell>
              <table:table-cell office:value-type="float" office:value="905">
                <text:p>905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1005">
                <text:p>1005</text:p>
              </table:table-cell>
              <table:table-cell office:value-type="float" office:value="895">
                <text:p>895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72">
                <text:p>1872</text:p>
              </table:table-cell>
              <table:table-cell office:value-type="float" office:value="1035">
                <text:p>1035</text:p>
              </table:table-cell>
              <table:table-cell office:value-type="float" office:value="937">
                <text:p>93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9">
                <text:p>1949</text:p>
              </table:table-cell>
              <table:table-cell office:value-type="float" office:value="997">
                <text:p>997</text:p>
              </table:table-cell>
              <table:table-cell office:value-type="float" office:value="918">
                <text:p>918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6">
                <text:p>1836</text:p>
              </table:table-cell>
              <table:table-cell office:value-type="float" office:value="1032">
                <text:p>1032</text:p>
              </table:table-cell>
              <table:table-cell office:value-type="float" office:value="938">
                <text:p>938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64">
                <text:p>2064</text:p>
              </table:table-cell>
              <table:table-cell office:value-type="float" office:value="943">
                <text:p>943</text:p>
              </table:table-cell>
              <table:table-cell office:value-type="float" office:value="889">
                <text:p>88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4">
                <text:p>2054</text:p>
              </table:table-cell>
              <table:table-cell office:value-type="float" office:value="1027">
                <text:p>1027</text:p>
              </table:table-cell>
              <table:table-cell office:value-type="float" office:value="914">
                <text:p>91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3">
                <text:p>1873</text:p>
              </table:table-cell>
              <table:table-cell office:value-type="float" office:value="983">
                <text:p>983</text:p>
              </table:table-cell>
              <table:table-cell office:value-type="float" office:value="902">
                <text:p>902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3">
                <text:p>2203</text:p>
              </table:table-cell>
              <table:table-cell office:value-type="float" office:value="956">
                <text:p>956</text:p>
              </table:table-cell>
              <table:table-cell office:value-type="float" office:value="901">
                <text:p>90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8">
                <text:p>1948</text:p>
              </table:table-cell>
              <table:table-cell office:value-type="float" office:value="1059">
                <text:p>1059</text:p>
              </table:table-cell>
              <table:table-cell office:value-type="float" office:value="916">
                <text:p>91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2">
                <text:p>1842</text:p>
              </table:table-cell>
              <table:table-cell office:value-type="float" office:value="981">
                <text:p>981</text:p>
              </table:table-cell>
              <table:table-cell office:value-type="float" office:value="888">
                <text:p>888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2">
                <text:p>1992</text:p>
              </table:table-cell>
              <table:table-cell office:value-type="float" office:value="1029">
                <text:p>1029</text:p>
              </table:table-cell>
              <table:table-cell office:value-type="float" office:value="924">
                <text:p>924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32">
                <text:p>1932</text:p>
              </table:table-cell>
              <table:table-cell office:value-type="float" office:value="1031">
                <text:p>1031</text:p>
              </table:table-cell>
              <table:table-cell office:value-type="float" office:value="913">
                <text:p>91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5">
                <text:p>1965</text:p>
              </table:table-cell>
              <table:table-cell office:value-type="float" office:value="1034">
                <text:p>1034</text:p>
              </table:table-cell>
              <table:table-cell office:value-type="float" office:value="887">
                <text:p>887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5">
                <text:p>1735</text:p>
              </table:table-cell>
              <table:table-cell office:value-type="float" office:value="1004">
                <text:p>1004</text:p>
              </table:table-cell>
              <table:table-cell office:value-type="float" office:value="888">
                <text:p>888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1004">
                <text:p>1004</text:p>
              </table:table-cell>
              <table:table-cell office:value-type="float" office:value="923">
                <text:p>923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5">
                <text:p>1905</text:p>
              </table:table-cell>
              <table:table-cell office:value-type="float" office:value="967">
                <text:p>967</text:p>
              </table:table-cell>
              <table:table-cell office:value-type="float" office:value="906">
                <text:p>906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3">
                <text:p>1823</text:p>
              </table:table-cell>
              <table:table-cell office:value-type="float" office:value="944">
                <text:p>944</text:p>
              </table:table-cell>
              <table:table-cell office:value-type="float" office:value="897">
                <text:p>897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3">
                <text:p>2093</text:p>
              </table:table-cell>
              <table:table-cell office:value-type="float" office:value="1008">
                <text:p>1008</text:p>
              </table:table-cell>
              <table:table-cell office:value-type="float" office:value="866">
                <text:p>866</text:p>
              </table:table-cell>
              <table:table-cell office:value-type="float" office:value="1439">
                <text:p>1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3cm" svg:y="0.172cm" chart:style-name="ch2">
          <text:p>3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25_maxs_1.0'.D1:'TESTBENCH_metaheu_ls_vnd_bvns_ts__niter_10_search_anxious_init_random_memory_10_times4ave_25_maxs_1.0'.E31 'TESTBENCH_metaheu_ls_vnd_bvns_ts__niter_10_search_anxious_init_random_memory_10_times4ave_25_maxs_1.0'.G1:'TESTBENCH_metaheu_ls_vnd_bvns_ts__niter_10_search_anxious_init_random_memory_10_times4ave_25_maxs_1.0'.H31 'TESTBENCH_metaheu_ls_vnd_bvns_ts__niter_10_search_anxious_init_random_memory_10_times4ave_25_maxs_1.0'.J1:'TESTBENCH_metaheu_ls_vnd_bvns_ts__niter_10_search_anxious_init_random_memory_10_times4ave_25_maxs_1.0'.K31 'TESTBENCH_metaheu_ls_vnd_bvns_ts__niter_10_search_anxious_init_random_memory_10_times4ave_25_maxs_1.0'.M1:'TESTBENCH_metaheu_ls_vnd_bvns_ts__niter_10_search_anxious_init_random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D2:'TESTBENCH_metaheu_ls_vnd_bvns_ts__niter_10_search_anxious_init_random_memory_10_times4ave_25_maxs_1.0'.D31" chart:label-cell-address="'TESTBENCH_metaheu_ls_vnd_bvns_ts__niter_10_search_anxious_init_random_memory_10_times4ave_25_maxs_1.0'.D1:'TESTBENCH_metaheu_ls_vnd_bvns_ts__niter_10_search_anxious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E2:'TESTBENCH_metaheu_ls_vnd_bvns_ts__niter_10_search_anxious_init_random_memory_10_times4ave_25_maxs_1.0'.E31" chart:label-cell-address="'TESTBENCH_metaheu_ls_vnd_bvns_ts__niter_10_search_anxious_init_random_memory_10_times4ave_25_maxs_1.0'.E1:'TESTBENCH_metaheu_ls_vnd_bvns_ts__niter_10_search_anxious_init_random_memory_10_times4ave_25_maxs_1.0'.E1" chart:class="chart:line">
            <chart:data-point chart:repeated="30"/>
          </chart:series>
          <chart:series chart:style-name="ch9" chart:values-cell-range-address="'TESTBENCH_metaheu_ls_vnd_bvns_ts__niter_10_search_anxious_init_random_memory_10_times4ave_25_maxs_1.0'.G2:'TESTBENCH_metaheu_ls_vnd_bvns_ts__niter_10_search_anxious_init_random_memory_10_times4ave_25_maxs_1.0'.G31" chart:label-cell-address="'TESTBENCH_metaheu_ls_vnd_bvns_ts__niter_10_search_anxious_init_random_memory_10_times4ave_25_maxs_1.0'.G1:'TESTBENCH_metaheu_ls_vnd_bvns_ts__niter_10_search_anxious_init_random_memory_10_times4ave_25_maxs_1.0'.G1" chart:class="chart:line">
            <chart:data-point chart:repeated="30"/>
          </chart:series>
          <chart:series chart:style-name="ch10" chart:values-cell-range-address="'TESTBENCH_metaheu_ls_vnd_bvns_ts__niter_10_search_anxious_init_random_memory_10_times4ave_25_maxs_1.0'.H2:'TESTBENCH_metaheu_ls_vnd_bvns_ts__niter_10_search_anxious_init_random_memory_10_times4ave_25_maxs_1.0'.H31" chart:label-cell-address="'TESTBENCH_metaheu_ls_vnd_bvns_ts__niter_10_search_anxious_init_random_memory_10_times4ave_25_maxs_1.0'.H1:'TESTBENCH_metaheu_ls_vnd_bvns_ts__niter_10_search_anxious_init_random_memory_10_times4ave_25_maxs_1.0'.H1" chart:class="chart:line">
            <chart:data-point chart:repeated="30"/>
          </chart:series>
          <chart:series chart:style-name="ch11" chart:values-cell-range-address="'TESTBENCH_metaheu_ls_vnd_bvns_ts__niter_10_search_anxious_init_random_memory_10_times4ave_25_maxs_1.0'.J2:'TESTBENCH_metaheu_ls_vnd_bvns_ts__niter_10_search_anxious_init_random_memory_10_times4ave_25_maxs_1.0'.J31" chart:label-cell-address="'TESTBENCH_metaheu_ls_vnd_bvns_ts__niter_10_search_anxious_init_random_memory_10_times4ave_25_maxs_1.0'.J1:'TESTBENCH_metaheu_ls_vnd_bvns_ts__niter_10_search_anxious_init_random_memory_10_times4ave_25_maxs_1.0'.J1" chart:class="chart:line">
            <chart:data-point chart:repeated="30"/>
          </chart:series>
          <chart:series chart:style-name="ch12" chart:values-cell-range-address="'TESTBENCH_metaheu_ls_vnd_bvns_ts__niter_10_search_anxious_init_random_memory_10_times4ave_25_maxs_1.0'.K2:'TESTBENCH_metaheu_ls_vnd_bvns_ts__niter_10_search_anxious_init_random_memory_10_times4ave_25_maxs_1.0'.K31" chart:label-cell-address="'TESTBENCH_metaheu_ls_vnd_bvns_ts__niter_10_search_anxious_init_random_memory_10_times4ave_25_maxs_1.0'.K1:'TESTBENCH_metaheu_ls_vnd_bvns_ts__niter_10_search_anxious_init_random_memory_10_times4ave_25_maxs_1.0'.K1" chart:class="chart:line">
            <chart:data-point chart:repeated="30"/>
          </chart:series>
          <chart:series chart:style-name="ch13" chart:values-cell-range-address="'TESTBENCH_metaheu_ls_vnd_bvns_ts__niter_10_search_anxious_init_random_memory_10_times4ave_25_maxs_1.0'.M2:'TESTBENCH_metaheu_ls_vnd_bvns_ts__niter_10_search_anxious_init_random_memory_10_times4ave_25_maxs_1.0'.M31" chart:label-cell-address="'TESTBENCH_metaheu_ls_vnd_bvns_ts__niter_10_search_anxious_init_random_memory_10_times4ave_25_maxs_1.0'.M1:'TESTBENCH_metaheu_ls_vnd_bvns_ts__niter_10_search_anxious_init_random_memory_10_times4ave_25_maxs_1.0'.M1" chart:class="chart:line">
            <chart:data-point chart:repeated="30"/>
          </chart:series>
          <chart:series chart:style-name="ch14" chart:values-cell-range-address="'TESTBENCH_metaheu_ls_vnd_bvns_ts__niter_10_search_anxious_init_random_memory_10_times4ave_25_maxs_1.0'.N2:'TESTBENCH_metaheu_ls_vnd_bvns_ts__niter_10_search_anxious_init_random_memory_10_times4ave_25_maxs_1.0'.N31" chart:label-cell-address="'TESTBENCH_metaheu_ls_vnd_bvns_ts__niter_10_search_anxious_init_random_memory_10_times4ave_25_maxs_1.0'.N1:'TESTBENCH_metaheu_ls_vnd_bvns_ts__niter_10_search_anxious_init_random_memory_10_times4ave_25_maxs_1.0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25_maxs_1.0'.D1:'TESTBENCH_metaheu_ls_vnd_bvns_ts__niter_10_search_anxious_init_random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25_maxs_1.0'.E1:'TESTBENCH_metaheu_ls_vnd_bvns_ts__niter_10_search_anxious_init_random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25_maxs_1.0'.G1:'TESTBENCH_metaheu_ls_vnd_bvns_ts__niter_10_search_anxious_init_random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25_maxs_1.0'.H1:'TESTBENCH_metaheu_ls_vnd_bvns_ts__niter_10_search_anxious_init_random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25_maxs_1.0'.J1:'TESTBENCH_metaheu_ls_vnd_bvns_ts__niter_10_search_anxious_init_random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25_maxs_1.0'.K1:'TESTBENCH_metaheu_ls_vnd_bvns_ts__niter_10_search_anxious_init_random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25_maxs_1.0'.M1:'TESTBENCH_metaheu_ls_vnd_bvns_ts__niter_10_search_anxious_init_random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25_maxs_1.0'.N1:'TESTBENCH_metaheu_ls_vnd_bvns_ts__niter_10_search_anxious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2.43">
                <text:p>2382.43</text:p>
                <draw:g>
                  <svg:desc>'TESTBENCH_metaheu_ls_vnd_bvns_ts__niter_10_search_anxious_init_random_memory_10_times4ave_25_maxs_1.0'.D2:'TESTBENCH_metaheu_ls_vnd_bvns_ts__niter_10_search_anxious_init_random_memory_10_times4ave_25_maxs_1.0'.D31</svg:desc>
                </draw:g>
              </table:table-cell>
              <table:table-cell office:value-type="float" office:value="1891">
                <text:p>1891</text:p>
                <draw:g>
                  <svg:desc>'TESTBENCH_metaheu_ls_vnd_bvns_ts__niter_10_search_anxious_init_random_memory_10_times4ave_25_maxs_1.0'.E2:'TESTBENCH_metaheu_ls_vnd_bvns_ts__niter_10_search_anxious_init_random_memory_10_times4ave_25_maxs_1.0'.E31</svg:desc>
                </draw:g>
              </table:table-cell>
              <table:table-cell office:value-type="float" office:value="1188.62">
                <text:p>1188.62</text:p>
                <draw:g>
                  <svg:desc>'TESTBENCH_metaheu_ls_vnd_bvns_ts__niter_10_search_anxious_init_random_memory_10_times4ave_25_maxs_1.0'.G2:'TESTBENCH_metaheu_ls_vnd_bvns_ts__niter_10_search_anxious_init_random_memory_10_times4ave_25_maxs_1.0'.G31</svg:desc>
                </draw:g>
              </table:table-cell>
              <table:table-cell office:value-type="float" office:value="1014">
                <text:p>1014</text:p>
                <draw:g>
                  <svg:desc>'TESTBENCH_metaheu_ls_vnd_bvns_ts__niter_10_search_anxious_init_random_memory_10_times4ave_25_maxs_1.0'.H2:'TESTBENCH_metaheu_ls_vnd_bvns_ts__niter_10_search_anxious_init_random_memory_10_times4ave_25_maxs_1.0'.H31</svg:desc>
                </draw:g>
              </table:table-cell>
              <table:table-cell office:value-type="float" office:value="996.36">
                <text:p>996.36</text:p>
                <draw:g>
                  <svg:desc>'TESTBENCH_metaheu_ls_vnd_bvns_ts__niter_10_search_anxious_init_random_memory_10_times4ave_25_maxs_1.0'.J2:'TESTBENCH_metaheu_ls_vnd_bvns_ts__niter_10_search_anxious_init_random_memory_10_times4ave_25_maxs_1.0'.J31</svg:desc>
                </draw:g>
              </table:table-cell>
              <table:table-cell office:value-type="float" office:value="897">
                <text:p>897</text:p>
                <draw:g>
                  <svg:desc>'TESTBENCH_metaheu_ls_vnd_bvns_ts__niter_10_search_anxious_init_random_memory_10_times4ave_25_maxs_1.0'.K2:'TESTBENCH_metaheu_ls_vnd_bvns_ts__niter_10_search_anxious_init_random_memory_10_times4ave_25_maxs_1.0'.K31</svg:desc>
                </draw:g>
              </table:table-cell>
              <table:table-cell office:value-type="float" office:value="1542.73">
                <text:p>1542.73</text:p>
                <draw:g>
                  <svg:desc>'TESTBENCH_metaheu_ls_vnd_bvns_ts__niter_10_search_anxious_init_random_memory_10_times4ave_25_maxs_1.0'.M2:'TESTBENCH_metaheu_ls_vnd_bvns_ts__niter_10_search_anxious_init_random_memory_10_times4ave_25_maxs_1.0'.M31</svg:desc>
                </draw:g>
              </table:table-cell>
              <table:table-cell office:value-type="float" office:value="1329">
                <text:p>1329</text:p>
                <draw:g>
                  <svg:desc>'TESTBENCH_metaheu_ls_vnd_bvns_ts__niter_10_search_anxious_init_random_memory_10_times4ave_25_maxs_1.0'.N2:'TESTBENCH_metaheu_ls_vnd_bvns_ts__niter_10_search_anxious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90.14">
                <text:p>2590.14</text:p>
              </table:table-cell>
              <table:table-cell office:value-type="float" office:value="2004">
                <text:p>2004</text:p>
              </table:table-cell>
              <table:table-cell office:value-type="float" office:value="1170.6">
                <text:p>1170.6</text:p>
              </table:table-cell>
              <table:table-cell office:value-type="float" office:value="967">
                <text:p>967</text:p>
              </table:table-cell>
              <table:table-cell office:value-type="float" office:value="992.15">
                <text:p>992.15</text:p>
              </table:table-cell>
              <table:table-cell office:value-type="float" office:value="902">
                <text:p>902</text:p>
              </table:table-cell>
              <table:table-cell office:value-type="float" office:value="1649.85">
                <text:p>1649.8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2.88">
                <text:p>2572.88</text:p>
              </table:table-cell>
              <table:table-cell office:value-type="float" office:value="1820">
                <text:p>1820</text:p>
              </table:table-cell>
              <table:table-cell office:value-type="float" office:value="1172.63">
                <text:p>1172.63</text:p>
              </table:table-cell>
              <table:table-cell office:value-type="float" office:value="952">
                <text:p>952</text:p>
              </table:table-cell>
              <table:table-cell office:value-type="float" office:value="966.47">
                <text:p>966.47</text:p>
              </table:table-cell>
              <table:table-cell office:value-type="float" office:value="860">
                <text:p>860</text:p>
              </table:table-cell>
              <table:table-cell office:value-type="float" office:value="1631.96">
                <text:p>1631.9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9">
                <text:p>2639</text:p>
              </table:table-cell>
              <table:table-cell office:value-type="float" office:value="2135">
                <text:p>2135</text:p>
              </table:table-cell>
              <table:table-cell office:value-type="float" office:value="1241.27">
                <text:p>1241.27</text:p>
              </table:table-cell>
              <table:table-cell office:value-type="float" office:value="1051">
                <text:p>1051</text:p>
              </table:table-cell>
              <table:table-cell office:value-type="float" office:value="1033.53">
                <text:p>1033.53</text:p>
              </table:table-cell>
              <table:table-cell office:value-type="float" office:value="929">
                <text:p>929</text:p>
              </table:table-cell>
              <table:table-cell office:value-type="float" office:value="1745.48">
                <text:p>1745.4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0.13">
                <text:p>2640.13</text:p>
              </table:table-cell>
              <table:table-cell office:value-type="float" office:value="1885">
                <text:p>1885</text:p>
              </table:table-cell>
              <table:table-cell office:value-type="float" office:value="1209.58">
                <text:p>1209.58</text:p>
              </table:table-cell>
              <table:table-cell office:value-type="float" office:value="1013">
                <text:p>1013</text:p>
              </table:table-cell>
              <table:table-cell office:value-type="float" office:value="1003.24">
                <text:p>1003.24</text:p>
              </table:table-cell>
              <table:table-cell office:value-type="float" office:value="887">
                <text:p>887</text:p>
              </table:table-cell>
              <table:table-cell office:value-type="float" office:value="1709.91">
                <text:p>1709.91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2.44">
                <text:p>2482.44</text:p>
              </table:table-cell>
              <table:table-cell office:value-type="float" office:value="2007">
                <text:p>2007</text:p>
              </table:table-cell>
              <table:table-cell office:value-type="float" office:value="1221.32">
                <text:p>1221.32</text:p>
              </table:table-cell>
              <table:table-cell office:value-type="float" office:value="1011">
                <text:p>1011</text:p>
              </table:table-cell>
              <table:table-cell office:value-type="float" office:value="1009.5">
                <text:p>1009.5</text:p>
              </table:table-cell>
              <table:table-cell office:value-type="float" office:value="897">
                <text:p>897</text:p>
              </table:table-cell>
              <table:table-cell office:value-type="float" office:value="1688.57">
                <text:p>1688.5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8.11">
                <text:p>2578.11</text:p>
              </table:table-cell>
              <table:table-cell office:value-type="float" office:value="2002">
                <text:p>2002</text:p>
              </table:table-cell>
              <table:table-cell office:value-type="float" office:value="1202.84">
                <text:p>1202.84</text:p>
              </table:table-cell>
              <table:table-cell office:value-type="float" office:value="978">
                <text:p>978</text:p>
              </table:table-cell>
              <table:table-cell office:value-type="float" office:value="1007.01">
                <text:p>1007.01</text:p>
              </table:table-cell>
              <table:table-cell office:value-type="float" office:value="924">
                <text:p>924</text:p>
              </table:table-cell>
              <table:table-cell office:value-type="float" office:value="1706.49">
                <text:p>1706.4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2.27">
                <text:p>2602.27</text:p>
              </table:table-cell>
              <table:table-cell office:value-type="float" office:value="1965">
                <text:p>1965</text:p>
              </table:table-cell>
              <table:table-cell office:value-type="float" office:value="1208.06">
                <text:p>1208.06</text:p>
              </table:table-cell>
              <table:table-cell office:value-type="float" office:value="1007">
                <text:p>1007</text:p>
              </table:table-cell>
              <table:table-cell office:value-type="float" office:value="998.9">
                <text:p>998.9</text:p>
              </table:table-cell>
              <table:table-cell office:value-type="float" office:value="886">
                <text:p>886</text:p>
              </table:table-cell>
              <table:table-cell office:value-type="float" office:value="1675.96">
                <text:p>1675.9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0.44">
                <text:p>2610.44</text:p>
              </table:table-cell>
              <table:table-cell office:value-type="float" office:value="2004">
                <text:p>2004</text:p>
              </table:table-cell>
              <table:table-cell office:value-type="float" office:value="1234.35">
                <text:p>1234.35</text:p>
              </table:table-cell>
              <table:table-cell office:value-type="float" office:value="1010">
                <text:p>1010</text:p>
              </table:table-cell>
              <table:table-cell office:value-type="float" office:value="1033.42">
                <text:p>1033.42</text:p>
              </table:table-cell>
              <table:table-cell office:value-type="float" office:value="920">
                <text:p>920</text:p>
              </table:table-cell>
              <table:table-cell office:value-type="float" office:value="1689.62">
                <text:p>1689.6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4.39">
                <text:p>2604.39</text:p>
              </table:table-cell>
              <table:table-cell office:value-type="float" office:value="1838">
                <text:p>1838</text:p>
              </table:table-cell>
              <table:table-cell office:value-type="float" office:value="1210.52">
                <text:p>1210.52</text:p>
              </table:table-cell>
              <table:table-cell office:value-type="float" office:value="1053">
                <text:p>1053</text:p>
              </table:table-cell>
              <table:table-cell office:value-type="float" office:value="1025.65">
                <text:p>1025.65</text:p>
              </table:table-cell>
              <table:table-cell office:value-type="float" office:value="917">
                <text:p>917</text:p>
              </table:table-cell>
              <table:table-cell office:value-type="float" office:value="1696.37">
                <text:p>1696.37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03.75">
                <text:p>2703.75</text:p>
              </table:table-cell>
              <table:table-cell office:value-type="float" office:value="2047">
                <text:p>2047</text:p>
              </table:table-cell>
              <table:table-cell office:value-type="float" office:value="1188.55">
                <text:p>1188.55</text:p>
              </table:table-cell>
              <table:table-cell office:value-type="float" office:value="1000">
                <text:p>1000</text:p>
              </table:table-cell>
              <table:table-cell office:value-type="float" office:value="1022.3">
                <text:p>1022.3</text:p>
              </table:table-cell>
              <table:table-cell office:value-type="float" office:value="938">
                <text:p>938</text:p>
              </table:table-cell>
              <table:table-cell office:value-type="float" office:value="1740.88">
                <text:p>1740.8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1.4">
                <text:p>2491.4</text:p>
              </table:table-cell>
              <table:table-cell office:value-type="float" office:value="1875">
                <text:p>1875</text:p>
              </table:table-cell>
              <table:table-cell office:value-type="float" office:value="1203.1">
                <text:p>1203.1</text:p>
              </table:table-cell>
              <table:table-cell office:value-type="float" office:value="1002">
                <text:p>1002</text:p>
              </table:table-cell>
              <table:table-cell office:value-type="float" office:value="1002.94">
                <text:p>1002.94</text:p>
              </table:table-cell>
              <table:table-cell office:value-type="float" office:value="905">
                <text:p>905</text:p>
              </table:table-cell>
              <table:table-cell office:value-type="float" office:value="1603.42">
                <text:p>1603.42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5.94">
                <text:p>2615.94</text:p>
              </table:table-cell>
              <table:table-cell office:value-type="float" office:value="1933">
                <text:p>1933</text:p>
              </table:table-cell>
              <table:table-cell office:value-type="float" office:value="1221.54">
                <text:p>1221.54</text:p>
              </table:table-cell>
              <table:table-cell office:value-type="float" office:value="1005">
                <text:p>1005</text:p>
              </table:table-cell>
              <table:table-cell office:value-type="float" office:value="1004.86">
                <text:p>1004.86</text:p>
              </table:table-cell>
              <table:table-cell office:value-type="float" office:value="895">
                <text:p>895</text:p>
              </table:table-cell>
              <table:table-cell office:value-type="float" office:value="1709.54">
                <text:p>1709.54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6.73">
                <text:p>2416.73</text:p>
              </table:table-cell>
              <table:table-cell office:value-type="float" office:value="1872">
                <text:p>1872</text:p>
              </table:table-cell>
              <table:table-cell office:value-type="float" office:value="1242.5">
                <text:p>1242.5</text:p>
              </table:table-cell>
              <table:table-cell office:value-type="float" office:value="1035">
                <text:p>1035</text:p>
              </table:table-cell>
              <table:table-cell office:value-type="float" office:value="1037.47">
                <text:p>1037.47</text:p>
              </table:table-cell>
              <table:table-cell office:value-type="float" office:value="937">
                <text:p>937</text:p>
              </table:table-cell>
              <table:table-cell office:value-type="float" office:value="1560.42">
                <text:p>1560.4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2.26">
                <text:p>2592.26</text:p>
              </table:table-cell>
              <table:table-cell office:value-type="float" office:value="1949">
                <text:p>1949</text:p>
              </table:table-cell>
              <table:table-cell office:value-type="float" office:value="1231.25">
                <text:p>1231.25</text:p>
              </table:table-cell>
              <table:table-cell office:value-type="float" office:value="997">
                <text:p>997</text:p>
              </table:table-cell>
              <table:table-cell office:value-type="float" office:value="1002.11">
                <text:p>1002.11</text:p>
              </table:table-cell>
              <table:table-cell office:value-type="float" office:value="918">
                <text:p>918</text:p>
              </table:table-cell>
              <table:table-cell office:value-type="float" office:value="1632.25">
                <text:p>1632.25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3.22">
                <text:p>2573.22</text:p>
              </table:table-cell>
              <table:table-cell office:value-type="float" office:value="1836">
                <text:p>1836</text:p>
              </table:table-cell>
              <table:table-cell office:value-type="float" office:value="1228.3">
                <text:p>1228.3</text:p>
              </table:table-cell>
              <table:table-cell office:value-type="float" office:value="1032">
                <text:p>1032</text:p>
              </table:table-cell>
              <table:table-cell office:value-type="float" office:value="1022.89">
                <text:p>1022.89</text:p>
              </table:table-cell>
              <table:table-cell office:value-type="float" office:value="938">
                <text:p>938</text:p>
              </table:table-cell>
              <table:table-cell office:value-type="float" office:value="1702.27">
                <text:p>1702.27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1.57">
                <text:p>2581.57</text:p>
              </table:table-cell>
              <table:table-cell office:value-type="float" office:value="2064">
                <text:p>2064</text:p>
              </table:table-cell>
              <table:table-cell office:value-type="float" office:value="1195.35">
                <text:p>1195.35</text:p>
              </table:table-cell>
              <table:table-cell office:value-type="float" office:value="943">
                <text:p>943</text:p>
              </table:table-cell>
              <table:table-cell office:value-type="float" office:value="996.96">
                <text:p>996.96</text:p>
              </table:table-cell>
              <table:table-cell office:value-type="float" office:value="889">
                <text:p>889</text:p>
              </table:table-cell>
              <table:table-cell office:value-type="float" office:value="1671.39">
                <text:p>1671.3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6.78">
                <text:p>2666.78</text:p>
              </table:table-cell>
              <table:table-cell office:value-type="float" office:value="2054">
                <text:p>2054</text:p>
              </table:table-cell>
              <table:table-cell office:value-type="float" office:value="1203.78">
                <text:p>1203.78</text:p>
              </table:table-cell>
              <table:table-cell office:value-type="float" office:value="1027">
                <text:p>1027</text:p>
              </table:table-cell>
              <table:table-cell office:value-type="float" office:value="1022.02">
                <text:p>1022.02</text:p>
              </table:table-cell>
              <table:table-cell office:value-type="float" office:value="914">
                <text:p>914</text:p>
              </table:table-cell>
              <table:table-cell office:value-type="float" office:value="1741.34">
                <text:p>1741.3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37.24">
                <text:p>2537.24</text:p>
              </table:table-cell>
              <table:table-cell office:value-type="float" office:value="1873">
                <text:p>1873</text:p>
              </table:table-cell>
              <table:table-cell office:value-type="float" office:value="1210.84">
                <text:p>1210.84</text:p>
              </table:table-cell>
              <table:table-cell office:value-type="float" office:value="983">
                <text:p>983</text:p>
              </table:table-cell>
              <table:table-cell office:value-type="float" office:value="1000.5">
                <text:p>1000.5</text:p>
              </table:table-cell>
              <table:table-cell office:value-type="float" office:value="902">
                <text:p>902</text:p>
              </table:table-cell>
              <table:table-cell office:value-type="float" office:value="1648.39">
                <text:p>1648.39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2.45">
                <text:p>2732.45</text:p>
              </table:table-cell>
              <table:table-cell office:value-type="float" office:value="2203">
                <text:p>2203</text:p>
              </table:table-cell>
              <table:table-cell office:value-type="float" office:value="1205.54">
                <text:p>1205.54</text:p>
              </table:table-cell>
              <table:table-cell office:value-type="float" office:value="956">
                <text:p>956</text:p>
              </table:table-cell>
              <table:table-cell office:value-type="float" office:value="1011.48">
                <text:p>1011.48</text:p>
              </table:table-cell>
              <table:table-cell office:value-type="float" office:value="901">
                <text:p>901</text:p>
              </table:table-cell>
              <table:table-cell office:value-type="float" office:value="1779.56">
                <text:p>1779.5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0.36">
                <text:p>2640.36</text:p>
              </table:table-cell>
              <table:table-cell office:value-type="float" office:value="1948">
                <text:p>1948</text:p>
              </table:table-cell>
              <table:table-cell office:value-type="float" office:value="1249.43">
                <text:p>1249.43</text:p>
              </table:table-cell>
              <table:table-cell office:value-type="float" office:value="1059">
                <text:p>1059</text:p>
              </table:table-cell>
              <table:table-cell office:value-type="float" office:value="1019.93">
                <text:p>1019.93</text:p>
              </table:table-cell>
              <table:table-cell office:value-type="float" office:value="916">
                <text:p>916</text:p>
              </table:table-cell>
              <table:table-cell office:value-type="float" office:value="1739.62">
                <text:p>1739.6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2.06">
                <text:p>2622.06</text:p>
              </table:table-cell>
              <table:table-cell office:value-type="float" office:value="1842">
                <text:p>1842</text:p>
              </table:table-cell>
              <table:table-cell office:value-type="float" office:value="1181.52">
                <text:p>1181.52</text:p>
              </table:table-cell>
              <table:table-cell office:value-type="float" office:value="981">
                <text:p>981</text:p>
              </table:table-cell>
              <table:table-cell office:value-type="float" office:value="975.04">
                <text:p>975.04</text:p>
              </table:table-cell>
              <table:table-cell office:value-type="float" office:value="888">
                <text:p>888</text:p>
              </table:table-cell>
              <table:table-cell office:value-type="float" office:value="1645.57">
                <text:p>1645.57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3.95">
                <text:p>2723.95</text:p>
              </table:table-cell>
              <table:table-cell office:value-type="float" office:value="1992">
                <text:p>1992</text:p>
              </table:table-cell>
              <table:table-cell office:value-type="float" office:value="1233.87">
                <text:p>1233.87</text:p>
              </table:table-cell>
              <table:table-cell office:value-type="float" office:value="1029">
                <text:p>1029</text:p>
              </table:table-cell>
              <table:table-cell office:value-type="float" office:value="1033.34">
                <text:p>1033.34</text:p>
              </table:table-cell>
              <table:table-cell office:value-type="float" office:value="924">
                <text:p>924</text:p>
              </table:table-cell>
              <table:table-cell office:value-type="float" office:value="1758.68">
                <text:p>1758.6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3.28">
                <text:p>2643.28</text:p>
              </table:table-cell>
              <table:table-cell office:value-type="float" office:value="1932">
                <text:p>1932</text:p>
              </table:table-cell>
              <table:table-cell office:value-type="float" office:value="1210.27">
                <text:p>1210.27</text:p>
              </table:table-cell>
              <table:table-cell office:value-type="float" office:value="1031">
                <text:p>1031</text:p>
              </table:table-cell>
              <table:table-cell office:value-type="float" office:value="1006.72">
                <text:p>1006.72</text:p>
              </table:table-cell>
              <table:table-cell office:value-type="float" office:value="913">
                <text:p>913</text:p>
              </table:table-cell>
              <table:table-cell office:value-type="float" office:value="1702.22">
                <text:p>1702.22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3.86">
                <text:p>2533.86</text:p>
              </table:table-cell>
              <table:table-cell office:value-type="float" office:value="1965">
                <text:p>1965</text:p>
              </table:table-cell>
              <table:table-cell office:value-type="float" office:value="1176.53">
                <text:p>1176.53</text:p>
              </table:table-cell>
              <table:table-cell office:value-type="float" office:value="1034">
                <text:p>1034</text:p>
              </table:table-cell>
              <table:table-cell office:value-type="float" office:value="991.02">
                <text:p>991.02</text:p>
              </table:table-cell>
              <table:table-cell office:value-type="float" office:value="887">
                <text:p>887</text:p>
              </table:table-cell>
              <table:table-cell office:value-type="float" office:value="1654.13">
                <text:p>1654.1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3.98">
                <text:p>2523.98</text:p>
              </table:table-cell>
              <table:table-cell office:value-type="float" office:value="1735">
                <text:p>1735</text:p>
              </table:table-cell>
              <table:table-cell office:value-type="float" office:value="1189.87">
                <text:p>1189.87</text:p>
              </table:table-cell>
              <table:table-cell office:value-type="float" office:value="1004">
                <text:p>1004</text:p>
              </table:table-cell>
              <table:table-cell office:value-type="float" office:value="978.01">
                <text:p>978.01</text:p>
              </table:table-cell>
              <table:table-cell office:value-type="float" office:value="888">
                <text:p>888</text:p>
              </table:table-cell>
              <table:table-cell office:value-type="float" office:value="1648.01">
                <text:p>1648.01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3.2">
                <text:p>2583.2</text:p>
              </table:table-cell>
              <table:table-cell office:value-type="float" office:value="1914">
                <text:p>1914</text:p>
              </table:table-cell>
              <table:table-cell office:value-type="float" office:value="1182.71">
                <text:p>1182.71</text:p>
              </table:table-cell>
              <table:table-cell office:value-type="float" office:value="1004">
                <text:p>1004</text:p>
              </table:table-cell>
              <table:table-cell office:value-type="float" office:value="991.87">
                <text:p>991.87</text:p>
              </table:table-cell>
              <table:table-cell office:value-type="float" office:value="923">
                <text:p>923</text:p>
              </table:table-cell>
              <table:table-cell office:value-type="float" office:value="1667.95">
                <text:p>1667.9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1.21">
                <text:p>2541.21</text:p>
              </table:table-cell>
              <table:table-cell office:value-type="float" office:value="1905">
                <text:p>1905</text:p>
              </table:table-cell>
              <table:table-cell office:value-type="float" office:value="1222.2">
                <text:p>1222.2</text:p>
              </table:table-cell>
              <table:table-cell office:value-type="float" office:value="967">
                <text:p>967</text:p>
              </table:table-cell>
              <table:table-cell office:value-type="float" office:value="993.34">
                <text:p>993.34</text:p>
              </table:table-cell>
              <table:table-cell office:value-type="float" office:value="906">
                <text:p>906</text:p>
              </table:table-cell>
              <table:table-cell office:value-type="float" office:value="1657.55">
                <text:p>1657.55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2.83">
                <text:p>2542.83</text:p>
              </table:table-cell>
              <table:table-cell office:value-type="float" office:value="1823">
                <text:p>1823</text:p>
              </table:table-cell>
              <table:table-cell office:value-type="float" office:value="1188.15">
                <text:p>1188.15</text:p>
              </table:table-cell>
              <table:table-cell office:value-type="float" office:value="944">
                <text:p>944</text:p>
              </table:table-cell>
              <table:table-cell office:value-type="float" office:value="1001.42">
                <text:p>1001.42</text:p>
              </table:table-cell>
              <table:table-cell office:value-type="float" office:value="897">
                <text:p>897</text:p>
              </table:table-cell>
              <table:table-cell office:value-type="float" office:value="1654.9">
                <text:p>1654.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70.04">
                <text:p>2570.04</text:p>
              </table:table-cell>
              <table:table-cell office:value-type="float" office:value="2093">
                <text:p>2093</text:p>
              </table:table-cell>
              <table:table-cell office:value-type="float" office:value="1197.59">
                <text:p>1197.59</text:p>
              </table:table-cell>
              <table:table-cell office:value-type="float" office:value="1008">
                <text:p>1008</text:p>
              </table:table-cell>
              <table:table-cell office:value-type="float" office:value="985.97">
                <text:p>985.97</text:p>
              </table:table-cell>
              <table:table-cell office:value-type="float" office:value="866">
                <text:p>866</text:p>
              </table:table-cell>
              <table:table-cell office:value-type="float" office:value="1640.26">
                <text:p>1640.26</text:p>
              </table:table-cell>
              <table:table-cell office:value-type="float" office:value="1439">
                <text:p>14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3cm" svg:y="0.172cm" chart:style-name="ch2">
          <text:p>3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25_maxs_1.0'.D1:'TESTBENCH_metaheu_ls_vnd_bvns_ts__niter_10_search_anxious_init_random_memory_10_times4ave_25_maxs_1.0'.D31 'TESTBENCH_metaheu_ls_vnd_bvns_ts__niter_10_search_anxious_init_random_memory_10_times4ave_25_maxs_1.0'.G1:'TESTBENCH_metaheu_ls_vnd_bvns_ts__niter_10_search_anxious_init_random_memory_10_times4ave_25_maxs_1.0'.G31 'TESTBENCH_metaheu_ls_vnd_bvns_ts__niter_10_search_anxious_init_random_memory_10_times4ave_25_maxs_1.0'.J1:'TESTBENCH_metaheu_ls_vnd_bvns_ts__niter_10_search_anxious_init_random_memory_10_times4ave_25_maxs_1.0'.J31 'TESTBENCH_metaheu_ls_vnd_bvns_ts__niter_10_search_anxious_init_random_memory_10_times4ave_25_maxs_1.0'.M1:'TESTBENCH_metaheu_ls_vnd_bvns_ts__niter_10_search_anxious_init_random_memory_10_times4ave_25_maxs_1.0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D2:'TESTBENCH_metaheu_ls_vnd_bvns_ts__niter_10_search_anxious_init_random_memory_10_times4ave_25_maxs_1.0'.D31" chart:label-cell-address="'TESTBENCH_metaheu_ls_vnd_bvns_ts__niter_10_search_anxious_init_random_memory_10_times4ave_25_maxs_1.0'.D1:'TESTBENCH_metaheu_ls_vnd_bvns_ts__niter_10_search_anxious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G2:'TESTBENCH_metaheu_ls_vnd_bvns_ts__niter_10_search_anxious_init_random_memory_10_times4ave_25_maxs_1.0'.G31" chart:label-cell-address="'TESTBENCH_metaheu_ls_vnd_bvns_ts__niter_10_search_anxious_init_random_memory_10_times4ave_25_maxs_1.0'.G1:'TESTBENCH_metaheu_ls_vnd_bvns_ts__niter_10_search_anxious_init_random_memory_10_times4ave_25_maxs_1.0'.G1" chart:class="chart:line">
            <chart:data-point chart:repeated="30"/>
          </chart:series>
          <chart:series chart:style-name="ch9" chart:values-cell-range-address="'TESTBENCH_metaheu_ls_vnd_bvns_ts__niter_10_search_anxious_init_random_memory_10_times4ave_25_maxs_1.0'.J2:'TESTBENCH_metaheu_ls_vnd_bvns_ts__niter_10_search_anxious_init_random_memory_10_times4ave_25_maxs_1.0'.J31" chart:label-cell-address="'TESTBENCH_metaheu_ls_vnd_bvns_ts__niter_10_search_anxious_init_random_memory_10_times4ave_25_maxs_1.0'.J1:'TESTBENCH_metaheu_ls_vnd_bvns_ts__niter_10_search_anxious_init_random_memory_10_times4ave_25_maxs_1.0'.J1" chart:class="chart:line">
            <chart:data-point chart:repeated="30"/>
          </chart:series>
          <chart:series chart:style-name="ch10" chart:values-cell-range-address="'TESTBENCH_metaheu_ls_vnd_bvns_ts__niter_10_search_anxious_init_random_memory_10_times4ave_25_maxs_1.0'.M2:'TESTBENCH_metaheu_ls_vnd_bvns_ts__niter_10_search_anxious_init_random_memory_10_times4ave_25_maxs_1.0'.M31" chart:label-cell-address="'TESTBENCH_metaheu_ls_vnd_bvns_ts__niter_10_search_anxious_init_random_memory_10_times4ave_25_maxs_1.0'.M1:'TESTBENCH_metaheu_ls_vnd_bvns_ts__niter_10_search_anxious_init_random_memory_10_times4ave_25_maxs_1.0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25_maxs_1.0'.D1:'TESTBENCH_metaheu_ls_vnd_bvns_ts__niter_10_search_anxious_init_random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25_maxs_1.0'.G1:'TESTBENCH_metaheu_ls_vnd_bvns_ts__niter_10_search_anxious_init_random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25_maxs_1.0'.J1:'TESTBENCH_metaheu_ls_vnd_bvns_ts__niter_10_search_anxious_init_random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25_maxs_1.0'.M1:'TESTBENCH_metaheu_ls_vnd_bvns_ts__niter_10_search_anxious_init_random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2.43">
                <text:p>2382.43</text:p>
                <draw:g>
                  <svg:desc>'TESTBENCH_metaheu_ls_vnd_bvns_ts__niter_10_search_anxious_init_random_memory_10_times4ave_25_maxs_1.0'.D2:'TESTBENCH_metaheu_ls_vnd_bvns_ts__niter_10_search_anxious_init_random_memory_10_times4ave_25_maxs_1.0'.D31</svg:desc>
                </draw:g>
              </table:table-cell>
              <table:table-cell office:value-type="float" office:value="1188.62">
                <text:p>1188.62</text:p>
                <draw:g>
                  <svg:desc>'TESTBENCH_metaheu_ls_vnd_bvns_ts__niter_10_search_anxious_init_random_memory_10_times4ave_25_maxs_1.0'.G2:'TESTBENCH_metaheu_ls_vnd_bvns_ts__niter_10_search_anxious_init_random_memory_10_times4ave_25_maxs_1.0'.G31</svg:desc>
                </draw:g>
              </table:table-cell>
              <table:table-cell office:value-type="float" office:value="996.36">
                <text:p>996.36</text:p>
                <draw:g>
                  <svg:desc>'TESTBENCH_metaheu_ls_vnd_bvns_ts__niter_10_search_anxious_init_random_memory_10_times4ave_25_maxs_1.0'.J2:'TESTBENCH_metaheu_ls_vnd_bvns_ts__niter_10_search_anxious_init_random_memory_10_times4ave_25_maxs_1.0'.J31</svg:desc>
                </draw:g>
              </table:table-cell>
              <table:table-cell office:value-type="float" office:value="1542.73">
                <text:p>1542.73</text:p>
                <draw:g>
                  <svg:desc>'TESTBENCH_metaheu_ls_vnd_bvns_ts__niter_10_search_anxious_init_random_memory_10_times4ave_25_maxs_1.0'.M2:'TESTBENCH_metaheu_ls_vnd_bvns_ts__niter_10_search_anxious_init_random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90.14">
                <text:p>2590.14</text:p>
              </table:table-cell>
              <table:table-cell office:value-type="float" office:value="1170.6">
                <text:p>1170.6</text:p>
              </table:table-cell>
              <table:table-cell office:value-type="float" office:value="992.15">
                <text:p>992.15</text:p>
              </table:table-cell>
              <table:table-cell office:value-type="float" office:value="1649.85">
                <text:p>1649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2.88">
                <text:p>2572.88</text:p>
              </table:table-cell>
              <table:table-cell office:value-type="float" office:value="1172.63">
                <text:p>1172.63</text:p>
              </table:table-cell>
              <table:table-cell office:value-type="float" office:value="966.47">
                <text:p>966.47</text:p>
              </table:table-cell>
              <table:table-cell office:value-type="float" office:value="1631.96">
                <text:p>163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9">
                <text:p>2639</text:p>
              </table:table-cell>
              <table:table-cell office:value-type="float" office:value="1241.27">
                <text:p>1241.27</text:p>
              </table:table-cell>
              <table:table-cell office:value-type="float" office:value="1033.53">
                <text:p>1033.53</text:p>
              </table:table-cell>
              <table:table-cell office:value-type="float" office:value="1745.48">
                <text:p>1745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0.13">
                <text:p>2640.13</text:p>
              </table:table-cell>
              <table:table-cell office:value-type="float" office:value="1209.58">
                <text:p>1209.58</text:p>
              </table:table-cell>
              <table:table-cell office:value-type="float" office:value="1003.24">
                <text:p>1003.24</text:p>
              </table:table-cell>
              <table:table-cell office:value-type="float" office:value="1709.91">
                <text:p>1709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2.44">
                <text:p>2482.44</text:p>
              </table:table-cell>
              <table:table-cell office:value-type="float" office:value="1221.32">
                <text:p>1221.32</text:p>
              </table:table-cell>
              <table:table-cell office:value-type="float" office:value="1009.5">
                <text:p>1009.5</text:p>
              </table:table-cell>
              <table:table-cell office:value-type="float" office:value="1688.57">
                <text:p>1688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8.11">
                <text:p>2578.11</text:p>
              </table:table-cell>
              <table:table-cell office:value-type="float" office:value="1202.84">
                <text:p>1202.84</text:p>
              </table:table-cell>
              <table:table-cell office:value-type="float" office:value="1007.01">
                <text:p>1007.01</text:p>
              </table:table-cell>
              <table:table-cell office:value-type="float" office:value="1706.49">
                <text:p>1706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2.27">
                <text:p>2602.27</text:p>
              </table:table-cell>
              <table:table-cell office:value-type="float" office:value="1208.06">
                <text:p>1208.06</text:p>
              </table:table-cell>
              <table:table-cell office:value-type="float" office:value="998.9">
                <text:p>998.9</text:p>
              </table:table-cell>
              <table:table-cell office:value-type="float" office:value="1675.96">
                <text:p>1675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0.44">
                <text:p>2610.44</text:p>
              </table:table-cell>
              <table:table-cell office:value-type="float" office:value="1234.35">
                <text:p>1234.35</text:p>
              </table:table-cell>
              <table:table-cell office:value-type="float" office:value="1033.42">
                <text:p>1033.42</text:p>
              </table:table-cell>
              <table:table-cell office:value-type="float" office:value="1689.62">
                <text:p>1689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4.39">
                <text:p>2604.39</text:p>
              </table:table-cell>
              <table:table-cell office:value-type="float" office:value="1210.52">
                <text:p>1210.52</text:p>
              </table:table-cell>
              <table:table-cell office:value-type="float" office:value="1025.65">
                <text:p>1025.65</text:p>
              </table:table-cell>
              <table:table-cell office:value-type="float" office:value="1696.37">
                <text:p>1696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03.75">
                <text:p>2703.75</text:p>
              </table:table-cell>
              <table:table-cell office:value-type="float" office:value="1188.55">
                <text:p>1188.55</text:p>
              </table:table-cell>
              <table:table-cell office:value-type="float" office:value="1022.3">
                <text:p>1022.3</text:p>
              </table:table-cell>
              <table:table-cell office:value-type="float" office:value="1740.88">
                <text:p>174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1.4">
                <text:p>2491.4</text:p>
              </table:table-cell>
              <table:table-cell office:value-type="float" office:value="1203.1">
                <text:p>1203.1</text:p>
              </table:table-cell>
              <table:table-cell office:value-type="float" office:value="1002.94">
                <text:p>1002.94</text:p>
              </table:table-cell>
              <table:table-cell office:value-type="float" office:value="1603.42">
                <text:p>1603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5.94">
                <text:p>2615.94</text:p>
              </table:table-cell>
              <table:table-cell office:value-type="float" office:value="1221.54">
                <text:p>1221.54</text:p>
              </table:table-cell>
              <table:table-cell office:value-type="float" office:value="1004.86">
                <text:p>1004.86</text:p>
              </table:table-cell>
              <table:table-cell office:value-type="float" office:value="1709.54">
                <text:p>1709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6.73">
                <text:p>2416.73</text:p>
              </table:table-cell>
              <table:table-cell office:value-type="float" office:value="1242.5">
                <text:p>1242.5</text:p>
              </table:table-cell>
              <table:table-cell office:value-type="float" office:value="1037.47">
                <text:p>1037.47</text:p>
              </table:table-cell>
              <table:table-cell office:value-type="float" office:value="1560.42">
                <text:p>1560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2.26">
                <text:p>2592.26</text:p>
              </table:table-cell>
              <table:table-cell office:value-type="float" office:value="1231.25">
                <text:p>1231.25</text:p>
              </table:table-cell>
              <table:table-cell office:value-type="float" office:value="1002.11">
                <text:p>1002.11</text:p>
              </table:table-cell>
              <table:table-cell office:value-type="float" office:value="1632.25">
                <text:p>1632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3.22">
                <text:p>2573.22</text:p>
              </table:table-cell>
              <table:table-cell office:value-type="float" office:value="1228.3">
                <text:p>1228.3</text:p>
              </table:table-cell>
              <table:table-cell office:value-type="float" office:value="1022.89">
                <text:p>1022.89</text:p>
              </table:table-cell>
              <table:table-cell office:value-type="float" office:value="1702.27">
                <text:p>1702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1.57">
                <text:p>2581.57</text:p>
              </table:table-cell>
              <table:table-cell office:value-type="float" office:value="1195.35">
                <text:p>1195.35</text:p>
              </table:table-cell>
              <table:table-cell office:value-type="float" office:value="996.96">
                <text:p>996.96</text:p>
              </table:table-cell>
              <table:table-cell office:value-type="float" office:value="1671.39">
                <text:p>1671.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6.78">
                <text:p>2666.78</text:p>
              </table:table-cell>
              <table:table-cell office:value-type="float" office:value="1203.78">
                <text:p>1203.78</text:p>
              </table:table-cell>
              <table:table-cell office:value-type="float" office:value="1022.02">
                <text:p>1022.02</text:p>
              </table:table-cell>
              <table:table-cell office:value-type="float" office:value="1741.34">
                <text:p>1741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37.24">
                <text:p>2537.24</text:p>
              </table:table-cell>
              <table:table-cell office:value-type="float" office:value="1210.84">
                <text:p>1210.84</text:p>
              </table:table-cell>
              <table:table-cell office:value-type="float" office:value="1000.5">
                <text:p>1000.5</text:p>
              </table:table-cell>
              <table:table-cell office:value-type="float" office:value="1648.39">
                <text:p>1648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2.45">
                <text:p>2732.45</text:p>
              </table:table-cell>
              <table:table-cell office:value-type="float" office:value="1205.54">
                <text:p>1205.54</text:p>
              </table:table-cell>
              <table:table-cell office:value-type="float" office:value="1011.48">
                <text:p>1011.48</text:p>
              </table:table-cell>
              <table:table-cell office:value-type="float" office:value="1779.56">
                <text:p>1779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0.36">
                <text:p>2640.36</text:p>
              </table:table-cell>
              <table:table-cell office:value-type="float" office:value="1249.43">
                <text:p>1249.43</text:p>
              </table:table-cell>
              <table:table-cell office:value-type="float" office:value="1019.93">
                <text:p>1019.93</text:p>
              </table:table-cell>
              <table:table-cell office:value-type="float" office:value="1739.62">
                <text:p>1739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2.06">
                <text:p>2622.06</text:p>
              </table:table-cell>
              <table:table-cell office:value-type="float" office:value="1181.52">
                <text:p>1181.52</text:p>
              </table:table-cell>
              <table:table-cell office:value-type="float" office:value="975.04">
                <text:p>975.04</text:p>
              </table:table-cell>
              <table:table-cell office:value-type="float" office:value="1645.57">
                <text:p>1645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3.95">
                <text:p>2723.95</text:p>
              </table:table-cell>
              <table:table-cell office:value-type="float" office:value="1233.87">
                <text:p>1233.87</text:p>
              </table:table-cell>
              <table:table-cell office:value-type="float" office:value="1033.34">
                <text:p>1033.34</text:p>
              </table:table-cell>
              <table:table-cell office:value-type="float" office:value="1758.68">
                <text:p>1758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3.28">
                <text:p>2643.28</text:p>
              </table:table-cell>
              <table:table-cell office:value-type="float" office:value="1210.27">
                <text:p>1210.27</text:p>
              </table:table-cell>
              <table:table-cell office:value-type="float" office:value="1006.72">
                <text:p>1006.72</text:p>
              </table:table-cell>
              <table:table-cell office:value-type="float" office:value="1702.22">
                <text:p>1702.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3.86">
                <text:p>2533.86</text:p>
              </table:table-cell>
              <table:table-cell office:value-type="float" office:value="1176.53">
                <text:p>1176.53</text:p>
              </table:table-cell>
              <table:table-cell office:value-type="float" office:value="991.02">
                <text:p>991.02</text:p>
              </table:table-cell>
              <table:table-cell office:value-type="float" office:value="1654.13">
                <text:p>1654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3.98">
                <text:p>2523.98</text:p>
              </table:table-cell>
              <table:table-cell office:value-type="float" office:value="1189.87">
                <text:p>1189.87</text:p>
              </table:table-cell>
              <table:table-cell office:value-type="float" office:value="978.01">
                <text:p>978.01</text:p>
              </table:table-cell>
              <table:table-cell office:value-type="float" office:value="1648.01">
                <text:p>1648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3.2">
                <text:p>2583.2</text:p>
              </table:table-cell>
              <table:table-cell office:value-type="float" office:value="1182.71">
                <text:p>1182.71</text:p>
              </table:table-cell>
              <table:table-cell office:value-type="float" office:value="991.87">
                <text:p>991.87</text:p>
              </table:table-cell>
              <table:table-cell office:value-type="float" office:value="1667.95">
                <text:p>1667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1.21">
                <text:p>2541.21</text:p>
              </table:table-cell>
              <table:table-cell office:value-type="float" office:value="1222.2">
                <text:p>1222.2</text:p>
              </table:table-cell>
              <table:table-cell office:value-type="float" office:value="993.34">
                <text:p>993.34</text:p>
              </table:table-cell>
              <table:table-cell office:value-type="float" office:value="1657.55">
                <text:p>1657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2.83">
                <text:p>2542.83</text:p>
              </table:table-cell>
              <table:table-cell office:value-type="float" office:value="1188.15">
                <text:p>1188.15</text:p>
              </table:table-cell>
              <table:table-cell office:value-type="float" office:value="1001.42">
                <text:p>1001.42</text:p>
              </table:table-cell>
              <table:table-cell office:value-type="float" office:value="1654.9">
                <text:p>1654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70.04">
                <text:p>2570.04</text:p>
              </table:table-cell>
              <table:table-cell office:value-type="float" office:value="1197.59">
                <text:p>1197.59</text:p>
              </table:table-cell>
              <table:table-cell office:value-type="float" office:value="985.97">
                <text:p>985.97</text:p>
              </table:table-cell>
              <table:table-cell office:value-type="float" office:value="1640.26">
                <text:p>1640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64cm" svg:height="9.006cm" xlink:href=".." xlink:type="simple" chart:class="chart:line" chart:style-name="ch1">
        <chart:title svg:x="3.107cm" svg:y="0.305cm" chart:style-name="ch2">
          <text:p>					30 nodes comparison
 niter=10, anxious, initial solution=random, memory in TS=10</text:p>
        </chart:title>
        <chart:legend chart:legend-position="bottom" svg:x="2.667cm" svg:y="8.407cm" style:legend-expansion="custom" chartooo:width="11.158cm" chartooo:height="0.598cm" style:legend-expansion-aspect-ratio="18.6588628762542" chart:style-name="ch3"/>
        <chart:plot-area chart:style-name="ch4" table:cell-range-address="'TESTBENCH_metaheu_ls_vnd_bvns_ts__niter_10_search_anxious_init_random_memory_10_times4ave_25_maxs_1.0'.D1:'TESTBENCH_metaheu_ls_vnd_bvns_ts__niter_10_search_anxious_init_random_memory_10_times4ave_25_maxs_1.0'.E31" chart:data-source-has-labels="row" svg:x="-0.243cm" svg:y="1.751cm" svg:width="17.002cm" svg:height="6.263cm">
          <chartooo:coordinate-region svg:x="0.749cm" svg:y="1.95cm" svg:width="15.823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D2:'TESTBENCH_metaheu_ls_vnd_bvns_ts__niter_10_search_anxious_init_random_memory_10_times4ave_25_maxs_1.0'.D31" chart:label-cell-address="'TESTBENCH_metaheu_ls_vnd_bvns_ts__niter_10_search_anxious_init_random_memory_10_times4ave_25_maxs_1.0'.D1:'TESTBENCH_metaheu_ls_vnd_bvns_ts__niter_10_search_anxious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E2:'TESTBENCH_metaheu_ls_vnd_bvns_ts__niter_10_search_anxious_init_random_memory_10_times4ave_25_maxs_1.0'.E31" chart:label-cell-address="'TESTBENCH_metaheu_ls_vnd_bvns_ts__niter_10_search_anxious_init_random_memory_10_times4ave_25_maxs_1.0'.E1:'TESTBENCH_metaheu_ls_vnd_bvns_ts__niter_10_search_anxious_init_random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25_maxs_1.0'.D1:'TESTBENCH_metaheu_ls_vnd_bvns_ts__niter_10_search_anxious_init_random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25_maxs_1.0'.E1:'TESTBENCH_metaheu_ls_vnd_bvns_ts__niter_10_search_anxious_init_random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2.43">
                <text:p>2382.43</text:p>
                <draw:g>
                  <svg:desc>'TESTBENCH_metaheu_ls_vnd_bvns_ts__niter_10_search_anxious_init_random_memory_10_times4ave_25_maxs_1.0'.D2:'TESTBENCH_metaheu_ls_vnd_bvns_ts__niter_10_search_anxious_init_random_memory_10_times4ave_25_maxs_1.0'.D31</svg:desc>
                </draw:g>
              </table:table-cell>
              <table:table-cell office:value-type="float" office:value="1891">
                <text:p>1891</text:p>
                <draw:g>
                  <svg:desc>'TESTBENCH_metaheu_ls_vnd_bvns_ts__niter_10_search_anxious_init_random_memory_10_times4ave_25_maxs_1.0'.E2:'TESTBENCH_metaheu_ls_vnd_bvns_ts__niter_10_search_anxious_init_random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90.14">
                <text:p>2590.14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2.88">
                <text:p>2572.88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9">
                <text:p>2639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0.13">
                <text:p>2640.13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2.44">
                <text:p>2482.4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8.11">
                <text:p>2578.11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2.27">
                <text:p>2602.27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0.44">
                <text:p>2610.44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4.39">
                <text:p>2604.39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03.75">
                <text:p>2703.7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1.4">
                <text:p>2491.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5.94">
                <text:p>2615.94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6.73">
                <text:p>2416.73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2.26">
                <text:p>2592.2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3.22">
                <text:p>2573.2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1.57">
                <text:p>2581.5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6.78">
                <text:p>2666.7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37.24">
                <text:p>2537.24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2.45">
                <text:p>2732.4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0.36">
                <text:p>2640.36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2.06">
                <text:p>2622.06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3.95">
                <text:p>2723.95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3.28">
                <text:p>2643.28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3.86">
                <text:p>2533.86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3.98">
                <text:p>2523.98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3.2">
                <text:p>2583.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1.21">
                <text:p>2541.21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2.83">
                <text:p>2542.8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70.04">
                <text:p>2570.04</text:p>
              </table:table-cell>
              <table:table-cell office:value-type="float" office:value="2093">
                <text:p>20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64cm" svg:height="9.006cm" xlink:href=".." xlink:type="simple" chart:class="chart:line" chart:style-name="ch1">
        <chart:title svg:x="3.109cm" svg:y="0.305cm" chart:style-name="ch2">
          <text:p>					30 nodes comparison
 niter=10, anxious, initial solution=random, memory in TS=10</text:p>
        </chart:title>
        <chart:legend chart:legend-position="bottom" svg:x="2.667cm" svg:y="8.407cm" style:legend-expansion="custom" chartooo:width="11.158cm" chartooo:height="0.598cm" style:legend-expansion-aspect-ratio="18.6588628762542" chart:style-name="ch3"/>
        <chart:plot-area chart:style-name="ch4" table:cell-range-address="'TESTBENCH_metaheu_ls_vnd_bvns_ts__niter_10_search_anxious_init_random_memory_10_times4ave_25_maxs_1.0'.G1:'TESTBENCH_metaheu_ls_vnd_bvns_ts__niter_10_search_anxious_init_random_memory_10_times4ave_25_maxs_1.0'.H31" chart:data-source-has-labels="row" svg:x="-0.243cm" svg:y="1.751cm" svg:width="17.002cm" svg:height="6.263cm">
          <chartooo:coordinate-region svg:x="0.749cm" svg:y="1.95cm" svg:width="15.823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G2:'TESTBENCH_metaheu_ls_vnd_bvns_ts__niter_10_search_anxious_init_random_memory_10_times4ave_25_maxs_1.0'.G31" chart:label-cell-address="'TESTBENCH_metaheu_ls_vnd_bvns_ts__niter_10_search_anxious_init_random_memory_10_times4ave_25_maxs_1.0'.G1:'TESTBENCH_metaheu_ls_vnd_bvns_ts__niter_10_search_anxious_init_random_memory_10_times4ave_25_maxs_1.0'.G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H2:'TESTBENCH_metaheu_ls_vnd_bvns_ts__niter_10_search_anxious_init_random_memory_10_times4ave_25_maxs_1.0'.H31" chart:label-cell-address="'TESTBENCH_metaheu_ls_vnd_bvns_ts__niter_10_search_anxious_init_random_memory_10_times4ave_25_maxs_1.0'.H1:'TESTBENCH_metaheu_ls_vnd_bvns_ts__niter_10_search_anxious_init_random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25_maxs_1.0'.G1:'TESTBENCH_metaheu_ls_vnd_bvns_ts__niter_10_search_anxious_init_random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25_maxs_1.0'.H1:'TESTBENCH_metaheu_ls_vnd_bvns_ts__niter_10_search_anxious_init_random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8.62">
                <text:p>1188.62</text:p>
                <draw:g>
                  <svg:desc>'TESTBENCH_metaheu_ls_vnd_bvns_ts__niter_10_search_anxious_init_random_memory_10_times4ave_25_maxs_1.0'.G2:'TESTBENCH_metaheu_ls_vnd_bvns_ts__niter_10_search_anxious_init_random_memory_10_times4ave_25_maxs_1.0'.G31</svg:desc>
                </draw:g>
              </table:table-cell>
              <table:table-cell office:value-type="float" office:value="1014">
                <text:p>1014</text:p>
                <draw:g>
                  <svg:desc>'TESTBENCH_metaheu_ls_vnd_bvns_ts__niter_10_search_anxious_init_random_memory_10_times4ave_25_maxs_1.0'.H2:'TESTBENCH_metaheu_ls_vnd_bvns_ts__niter_10_search_anxious_init_random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0.6">
                <text:p>1170.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2.63">
                <text:p>1172.6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1.27">
                <text:p>1241.2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9.58">
                <text:p>1209.5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1.32">
                <text:p>1221.3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2.84">
                <text:p>1202.8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8.06">
                <text:p>1208.0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4.35">
                <text:p>1234.3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0.52">
                <text:p>1210.5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8.55">
                <text:p>1188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3.1">
                <text:p>1203.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1.54">
                <text:p>1221.5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2.5">
                <text:p>1242.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1.25">
                <text:p>1231.2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28.3">
                <text:p>1228.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5.35">
                <text:p>1195.35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3.78">
                <text:p>1203.7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10.84">
                <text:p>1210.8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5.54">
                <text:p>1205.5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9.43">
                <text:p>1249.4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1.52">
                <text:p>1181.5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3.87">
                <text:p>1233.8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10.27">
                <text:p>1210.2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6.53">
                <text:p>1176.5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9.87">
                <text:p>1189.8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2.71">
                <text:p>1182.7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2.2">
                <text:p>1222.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8.15">
                <text:p>1188.1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7.59">
                <text:p>1197.59</text:p>
              </table:table-cell>
              <table:table-cell office:value-type="float" office:value="1008">
                <text:p>10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64cm" svg:height="9.006cm" xlink:href=".." xlink:type="simple" chart:class="chart:line" chart:style-name="ch1">
        <chart:title svg:x="3.109cm" svg:y="0.305cm" chart:style-name="ch2">
          <text:p>					30 nodes comparison
 niter=10, anxious, initial solution=random, memory in TS=10</text:p>
        </chart:title>
        <chart:legend chart:legend-position="bottom" svg:x="2.667cm" svg:y="8.407cm" style:legend-expansion="custom" chartooo:width="11.158cm" chartooo:height="0.598cm" style:legend-expansion-aspect-ratio="18.6588628762542" chart:style-name="ch3"/>
        <chart:plot-area chart:style-name="ch4" table:cell-range-address="'TESTBENCH_metaheu_ls_vnd_bvns_ts__niter_10_search_anxious_init_random_memory_10_times4ave_25_maxs_1.0'.J1:'TESTBENCH_metaheu_ls_vnd_bvns_ts__niter_10_search_anxious_init_random_memory_10_times4ave_25_maxs_1.0'.K31" chart:data-source-has-labels="row" svg:x="-0.188cm" svg:y="1.777cm" svg:width="17cm" svg:height="6.262cm">
          <chartooo:coordinate-region svg:x="0.804cm" svg:y="1.976cm" svg:width="15.821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J2:'TESTBENCH_metaheu_ls_vnd_bvns_ts__niter_10_search_anxious_init_random_memory_10_times4ave_25_maxs_1.0'.J31" chart:label-cell-address="'TESTBENCH_metaheu_ls_vnd_bvns_ts__niter_10_search_anxious_init_random_memory_10_times4ave_25_maxs_1.0'.J1:'TESTBENCH_metaheu_ls_vnd_bvns_ts__niter_10_search_anxious_init_random_memory_10_times4ave_25_maxs_1.0'.J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K2:'TESTBENCH_metaheu_ls_vnd_bvns_ts__niter_10_search_anxious_init_random_memory_10_times4ave_25_maxs_1.0'.K31" chart:label-cell-address="'TESTBENCH_metaheu_ls_vnd_bvns_ts__niter_10_search_anxious_init_random_memory_10_times4ave_25_maxs_1.0'.K1:'TESTBENCH_metaheu_ls_vnd_bvns_ts__niter_10_search_anxious_init_random_memory_10_times4ave_25_maxs_1.0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25_maxs_1.0'.J1:'TESTBENCH_metaheu_ls_vnd_bvns_ts__niter_10_search_anxious_init_random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25_maxs_1.0'.K1:'TESTBENCH_metaheu_ls_vnd_bvns_ts__niter_10_search_anxious_init_random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6.36">
                <text:p>996.36</text:p>
                <draw:g>
                  <svg:desc>'TESTBENCH_metaheu_ls_vnd_bvns_ts__niter_10_search_anxious_init_random_memory_10_times4ave_25_maxs_1.0'.J2:'TESTBENCH_metaheu_ls_vnd_bvns_ts__niter_10_search_anxious_init_random_memory_10_times4ave_25_maxs_1.0'.J31</svg:desc>
                </draw:g>
              </table:table-cell>
              <table:table-cell office:value-type="float" office:value="897">
                <text:p>897</text:p>
                <draw:g>
                  <svg:desc>'TESTBENCH_metaheu_ls_vnd_bvns_ts__niter_10_search_anxious_init_random_memory_10_times4ave_25_maxs_1.0'.K2:'TESTBENCH_metaheu_ls_vnd_bvns_ts__niter_10_search_anxious_init_random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2.15">
                <text:p>992.1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6.47">
                <text:p>966.47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3.53">
                <text:p>1033.53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3.24">
                <text:p>1003.2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9.5">
                <text:p>1009.5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7.01">
                <text:p>1007.01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8.9">
                <text:p>998.9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3.42">
                <text:p>1033.4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5.65">
                <text:p>1025.6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2.3">
                <text:p>1022.3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2.94">
                <text:p>1002.94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4.86">
                <text:p>1004.8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7.47">
                <text:p>1037.4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2.11">
                <text:p>1002.1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2.89">
                <text:p>1022.8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6.96">
                <text:p>996.9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2.02">
                <text:p>1022.0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.5">
                <text:p>1000.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1.48">
                <text:p>1011.4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9.93">
                <text:p>1019.9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5.04">
                <text:p>975.0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3.34">
                <text:p>1033.3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6.72">
                <text:p>1006.72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1.02">
                <text:p>991.02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8.01">
                <text:p>978.0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1.87">
                <text:p>991.87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3.34">
                <text:p>993.3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1.42">
                <text:p>1001.42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5.97">
                <text:p>985.97</text:p>
              </table:table-cell>
              <table:table-cell office:value-type="float" office:value="866">
                <text:p>8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64cm" svg:height="9.006cm" xlink:href=".." xlink:type="simple" chart:class="chart:line" chart:style-name="ch1">
        <chart:title svg:x="3.109cm" svg:y="0.305cm" chart:style-name="ch2">
          <text:p>					30 nodes comparison
 niter=10, anxious, initial solution=random, memory in TS=10</text:p>
        </chart:title>
        <chart:legend chart:legend-position="bottom" svg:x="2.667cm" svg:y="8.407cm" style:legend-expansion="custom" chartooo:width="11.158cm" chartooo:height="0.598cm" style:legend-expansion-aspect-ratio="18.6588628762542" chart:style-name="ch3"/>
        <chart:plot-area chart:style-name="ch4" table:cell-range-address="'TESTBENCH_metaheu_ls_vnd_bvns_ts__niter_10_search_anxious_init_random_memory_10_times4ave_25_maxs_1.0'.M1:'TESTBENCH_metaheu_ls_vnd_bvns_ts__niter_10_search_anxious_init_random_memory_10_times4ave_25_maxs_1.0'.N31" chart:data-source-has-labels="row" svg:x="-0.243cm" svg:y="1.751cm" svg:width="17.002cm" svg:height="6.263cm">
          <chartooo:coordinate-region svg:x="0.749cm" svg:y="1.95cm" svg:width="15.823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M2:'TESTBENCH_metaheu_ls_vnd_bvns_ts__niter_10_search_anxious_init_random_memory_10_times4ave_25_maxs_1.0'.M31" chart:label-cell-address="'TESTBENCH_metaheu_ls_vnd_bvns_ts__niter_10_search_anxious_init_random_memory_10_times4ave_25_maxs_1.0'.M1:'TESTBENCH_metaheu_ls_vnd_bvns_ts__niter_10_search_anxious_init_random_memory_10_times4ave_25_maxs_1.0'.M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N2:'TESTBENCH_metaheu_ls_vnd_bvns_ts__niter_10_search_anxious_init_random_memory_10_times4ave_25_maxs_1.0'.N31" chart:label-cell-address="'TESTBENCH_metaheu_ls_vnd_bvns_ts__niter_10_search_anxious_init_random_memory_10_times4ave_25_maxs_1.0'.N1:'TESTBENCH_metaheu_ls_vnd_bvns_ts__niter_10_search_anxious_init_random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25_maxs_1.0'.M1:'TESTBENCH_metaheu_ls_vnd_bvns_ts__niter_10_search_anxious_init_random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25_maxs_1.0'.N1:'TESTBENCH_metaheu_ls_vnd_bvns_ts__niter_10_search_anxious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2.73">
                <text:p>1542.73</text:p>
                <draw:g>
                  <svg:desc>'TESTBENCH_metaheu_ls_vnd_bvns_ts__niter_10_search_anxious_init_random_memory_10_times4ave_25_maxs_1.0'.M2:'TESTBENCH_metaheu_ls_vnd_bvns_ts__niter_10_search_anxious_init_random_memory_10_times4ave_25_maxs_1.0'.M31</svg:desc>
                </draw:g>
              </table:table-cell>
              <table:table-cell office:value-type="float" office:value="1329">
                <text:p>1329</text:p>
                <draw:g>
                  <svg:desc>'TESTBENCH_metaheu_ls_vnd_bvns_ts__niter_10_search_anxious_init_random_memory_10_times4ave_25_maxs_1.0'.N2:'TESTBENCH_metaheu_ls_vnd_bvns_ts__niter_10_search_anxious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9.85">
                <text:p>1649.8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1.96">
                <text:p>1631.9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5.48">
                <text:p>1745.4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9.91">
                <text:p>1709.91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8.57">
                <text:p>1688.5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6.49">
                <text:p>1706.4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5.96">
                <text:p>1675.9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9.62">
                <text:p>1689.6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6.37">
                <text:p>1696.37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40.88">
                <text:p>1740.8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3.42">
                <text:p>1603.42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9.54">
                <text:p>1709.54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0.42">
                <text:p>1560.4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2.25">
                <text:p>1632.25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2.27">
                <text:p>1702.27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1.39">
                <text:p>1671.3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1.34">
                <text:p>1741.3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8.39">
                <text:p>1648.39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9.56">
                <text:p>1779.5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9.62">
                <text:p>1739.6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5.57">
                <text:p>1645.57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8.68">
                <text:p>1758.6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2.22">
                <text:p>1702.22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4.13">
                <text:p>1654.1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8.01">
                <text:p>1648.01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7.95">
                <text:p>1667.9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7.55">
                <text:p>1657.55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4.9">
                <text:p>1654.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0.26">
                <text:p>1640.26</text:p>
              </table:table-cell>
              <table:table-cell office:value-type="float" office:value="1439">
                <text:p>14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